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Color Emoji" svg:font-family="'Noto Color Emoji'" style:font-pitch="fixed"/>
    <style:font-face style:name="Noto Emoji" svg:font-family="'Noto Emoji'" style:font-adornments="Regular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automatic-styles>
    <style:style style:name="Table1" style:family="table">
      <style:table-properties style:width="6.5in" style:rel-width="100%" fo:margin-left="0.0035in" fo:margin-top="0in" fo:margin-bottom="0in" table:align="left" style:writing-mode="lr-tb"/>
    </style:style>
    <style:style style:name="Table1.A" style:family="table-column">
      <style:table-column-properties style:column-width="2.0021in" style:rel-column-width="20184*"/>
    </style:style>
    <style:style style:name="Table1.B" style:family="table-column">
      <style:table-column-properties style:column-width="2.0021in" style:rel-column-width="20185*"/>
    </style:style>
    <style:style style:name="Table1.C" style:family="table-column">
      <style:table-column-properties style:column-width="2.4958in" style:rel-column-width="25166*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.A2" style:family="table-cell">
      <style:table-cell-properties fo:padding-left="0.075in" fo:padding-right="0.075in" fo:padding-top="0in" fo:padding-bottom="0in" fo:border="0.5pt solid #999999" style:writing-mode="lr-tb"/>
    </style:style>
    <style:style style:name="Table2" style:family="table">
      <style:table-properties style:width="6.5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1.0007in" style:rel-column-width="10092*"/>
    </style:style>
    <style:style style:name="Table2.C" style:family="table-column">
      <style:table-column-properties style:column-width="2.0021in" style:rel-column-width="20185*"/>
    </style:style>
    <style:style style:name="Table2.D" style:family="table-column">
      <style:table-column-properties style:column-width="2.4958in" style:rel-column-width="25166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2.A2" style:family="table-cell">
      <style:table-cell-properties fo:padding-left="0.075in" fo:padding-right="0.075in" fo:padding-top="0in" fo:padding-bottom="0in" fo:border="0.5pt solid #999999" style:writing-mode="lr-tb"/>
    </style:style>
    <style:style style:name="Table3" style:family="table">
      <style:table-properties style:width="6.5in" style:rel-width="100%" fo:margin-left="0.0035in" fo:margin-top="0in" fo:margin-bottom="0in" table:align="left" style:writing-mode="lr-tb"/>
    </style:style>
    <style:style style:name="Table3.A" style:family="table-column">
      <style:table-column-properties style:column-width="0.9944in" style:rel-column-width="10026*"/>
    </style:style>
    <style:style style:name="Table3.B" style:family="table-column">
      <style:table-column-properties style:column-width="1.0014in" style:rel-column-width="10099*"/>
    </style:style>
    <style:style style:name="Table3.C" style:family="table-column">
      <style:table-column-properties style:column-width="4.5042in" style:rel-column-width="45410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3.A2" style:family="table-cell">
      <style:table-cell-properties fo:padding-left="0.075in" fo:padding-right="0.075in" fo:padding-top="0in" fo:padding-bottom="0in" fo:border="0.5pt solid #999999" style:writing-mode="lr-tb"/>
    </style:style>
    <style:style style:name="Table4" style:family="table">
      <style:table-properties style:width="6.5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1.0007in" style:rel-column-width="10092*"/>
    </style:style>
    <style:style style:name="Table4.C" style:family="table-column">
      <style:table-column-properties style:column-width="4.4979in" style:rel-column-width="45351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4.A2" style:family="table-cell">
      <style:table-cell-properties fo:padding-left="0.075in" fo:padding-right="0.075in" fo:padding-top="0in" fo:padding-bottom="0in" fo:border="0.5pt solid #999999" style:writing-mode="lr-tb"/>
    </style:style>
    <style:style style:name="Table5" style:family="table">
      <style:table-properties style:width="6.5in" style:rel-width="100%" fo:margin-left="0.0035in" fo:margin-top="0in" fo:margin-bottom="0in" table:align="left" style:writing-mode="lr-tb"/>
    </style:style>
    <style:style style:name="Table5.A" style:family="table-column">
      <style:table-column-properties style:column-width="1.0007in" style:rel-column-width="10092*"/>
    </style:style>
    <style:style style:name="Table5.C" style:family="table-column">
      <style:table-column-properties style:column-width="4.4979in" style:rel-column-width="45351*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5.A2" style:family="table-cell">
      <style:table-cell-properties fo:padding-left="0.075in" fo:padding-right="0.075in" fo:padding-top="0in" fo:padding-bottom="0in" fo:border="0.5pt solid #999999" style:writing-mode="lr-tb"/>
    </style:style>
    <style:style style:name="Table6" style:family="table">
      <style:table-properties style:width="6.5in" style:rel-width="100%" fo:margin-left="0.0035in" fo:margin-top="0in" fo:margin-bottom="0in" table:align="left" style:writing-mode="lr-tb"/>
    </style:style>
    <style:style style:name="Table6.A" style:family="table-column">
      <style:table-column-properties style:column-width="1.0007in" style:rel-column-width="10092*"/>
    </style:style>
    <style:style style:name="Table6.C" style:family="table-column">
      <style:table-column-properties style:column-width="4.4979in" style:rel-column-width="45351*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6.A2" style:family="table-cell">
      <style:table-cell-properties fo:padding-left="0.075in" fo:padding-right="0.075in" fo:padding-top="0in" fo:padding-bottom="0in" fo:border="0.5pt solid #999999" style:writing-mode="lr-tb"/>
    </style:style>
    <style:style style:name="Table7" style:family="table">
      <style:table-properties style:width="6.5in" style:rel-width="100%" fo:margin-left="0.0035in" fo:margin-top="0in" fo:margin-bottom="0in" table:align="left" style:writing-mode="lr-tb"/>
    </style:style>
    <style:style style:name="Table7.A" style:family="table-column">
      <style:table-column-properties style:column-width="1.0007in" style:rel-column-width="10092*"/>
    </style:style>
    <style:style style:name="Table7.C" style:family="table-column">
      <style:table-column-properties style:column-width="4.4979in" style:rel-column-width="45351*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7.A2" style:family="table-cell">
      <style:table-cell-properties fo:padding-left="0.075in" fo:padding-right="0.075in" fo:padding-top="0in" fo:padding-bottom="0in" fo:border="0.5pt solid #999999" style:writing-mode="lr-tb"/>
    </style:style>
    <style:style style:name="Table8" style:family="table" style:master-page-name="Converted2">
      <style:table-properties style:width="10in" style:rel-width="100%" fo:margin-top="0in" fo:margin-bottom="0in" style:page-number="auto" table:align="center" style:writing-mode="page"/>
    </style:style>
    <style:style style:name="Table8.A" style:family="table-column">
      <style:table-column-properties style:column-width="2.2181in" style:rel-column-width="14535*"/>
    </style:style>
    <style:style style:name="Table8.B" style:family="table-column">
      <style:table-column-properties style:column-width="0.4861in" style:rel-column-width="3185*"/>
    </style:style>
    <style:style style:name="Table8.E" style:family="table-column">
      <style:table-column-properties style:column-width="0.4868in" style:rel-column-width="3192*"/>
    </style:style>
    <style:style style:name="Table8.G" style:family="table-column">
      <style:table-column-properties style:column-width="0.4868in" style:rel-column-width="3191*"/>
    </style:style>
    <style:style style:name="Table8.Q" style:family="table-column">
      <style:table-column-properties style:column-width="0.4861in" style:rel-column-width="3186*"/>
    </style:style>
    <style:style style:name="Table8.1" style:family="table-row">
      <style:table-row-properties style:min-row-height="0.2083in" fo:keep-together="auto"/>
    </style:style>
    <style:style style:name="Table8.A1" style:family="table-cell">
      <style:table-cell-properties style:vertical-align="bottom" fo:background-color="#ffffff" fo:padding-left="0.075in" fo:padding-right="0.075in" fo:padding-top="0in" fo:padding-bottom="0in" fo:border="0.5pt solid #000000">
        <style:background-image/>
      </style:table-cell-properties>
    </style:style>
    <style:style style:name="Table8.B1" style:family="table-cell">
      <style:table-cell-properties style:vertical-align="bottom" fo:background-color="#fffff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A2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0.5pt solid #000000">
        <style:background-image/>
      </style:table-cell-properties>
    </style:style>
    <style:style style:name="Table8.B2" style:family="table-cell">
      <style:table-cell-properties style:vertical-align="middle" fo:background-color="#c0e6f5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N2" style:family="table-cell">
      <style:table-cell-properties style:vertical-align="middle" fo:background-color="#f1a983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Q2" style:family="table-cell">
      <style:table-cell-properties style:vertical-align="middle" fo:background-color="#a02b93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N3" style:family="table-cell">
      <style:table-cell-properties style:vertical-align="middle" fo:background-color="#daf2d0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Q3" style:family="table-cell">
      <style:table-cell-properties style:vertical-align="middle" fo:background-color="#4ea72e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B4" style:family="table-cell">
      <style:table-cell-properties style:vertical-align="middle" fo:background-color="#c1f0c8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J4" style:family="table-cell">
      <style:table-cell-properties style:vertical-align="middle" fo:background-color="#fbe2d5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B5" style:family="table-cell">
      <style:table-cell-properties style:vertical-align="middle" fo:background-color="#bfbfb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F5" style:family="table-cell">
      <style:table-cell-properties style:vertical-align="middle" fo:background-color="#f2ceef" fo:padding-left="0.075in" fo:padding-right="0.075in" fo:padding-top="0in" fo:padding-bottom="0in" fo:border-left="none" fo:border-right="0.5pt solid #000000" fo:border-top="0.5pt solid #000000" fo:border-bottom="0.5pt solid #000000">
        <style:background-image/>
      </style:table-cell-properties>
    </style:style>
    <style:style style:name="Table8.6" style:family="table-row">
      <style:table-row-properties style:min-row-height="0.2188in" fo:keep-together="auto"/>
    </style:style>
    <style:style style:name="Table8.A6" style:family="table-cell">
      <style:table-cell-properties style:vertical-align="bottom" fo:background-color="#ffffff" fo:padding-left="0.075in" fo:padding-right="0.075in" fo:padding-top="0in" fo:padding-bottom="0in" fo:border-left="0.5pt solid #000000" fo:border-right="0.5pt solid #000000" fo:border-top="none" fo:border-bottom="1pt dash-dot #000000">
        <style:background-image/>
      </style:table-cell-properties>
    </style:style>
    <style:style style:name="Table8.B6" style:family="table-cell">
      <style:table-cell-properties style:vertical-align="middle" fo:background-color="#bfbfbf" fo:padding-left="0.075in" fo:padding-right="0.075in" fo:padding-top="0in" fo:padding-bottom="0in" fo:border-left="none" fo:border-right="0.5pt solid #000000" fo:border-top="0.5pt solid #000000" fo:border-bottom="1pt dash-dot #000000">
        <style:background-image/>
      </style:table-cell-properties>
    </style:style>
    <style:style style:name="Table8.Q6" style:family="table-cell">
      <style:table-cell-properties style:vertical-align="middle" fo:background-color="#4ea72e" fo:padding-left="0.075in" fo:padding-right="0.075in" fo:padding-top="0in" fo:padding-bottom="0in" fo:border-left="none" fo:border-right="0.5pt solid #000000" fo:border-top="none" fo:border-bottom="1pt dash-dot #000000">
        <style:background-image/>
      </style:table-cell-properties>
    </style:style>
    <style:style style:name="Table8.B7" style:family="table-cell">
      <style:table-cell-properties style:vertical-align="middle" fo:background-color="#bfbfb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8.F7" style:family="table-cell">
      <style:table-cell-properties style:vertical-align="middle" fo:background-color="#f2ceef" fo:padding-left="0.075in" fo:padding-right="0.075in" fo:padding-top="0in" fo:padding-bottom="0in" fo:border-left="none" fo:border-right="0.5pt solid #000000" fo:border-top="none" fo:border-bottom="0.5pt solid #000000">
        <style:background-image/>
      </style:table-cell-properties>
    </style:style>
    <style:style style:name="Table9" style:family="table">
      <style:table-properties style:width="6.5in" style:rel-width="100%" fo:margin-left="0.0035in" fo:margin-top="0in" fo:margin-bottom="0in" table:align="left" style:writing-mode="lr-tb"/>
    </style:style>
    <style:style style:name="Table9.A" style:family="table-column">
      <style:table-column-properties style:column-width="2.0021in" style:rel-column-width="20184*"/>
    </style:style>
    <style:style style:name="Table9.B" style:family="table-column">
      <style:table-column-properties style:column-width="4.4979in" style:rel-column-width="45351*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9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0" style:family="table">
      <style:table-properties style:width="6.5in" style:rel-width="100%" fo:margin-left="0.0035in" fo:margin-top="0in" fo:margin-bottom="0in" table:align="left" style:writing-mode="lr-tb"/>
    </style:style>
    <style:style style:name="Table10.A" style:family="table-column">
      <style:table-column-properties style:column-width="2.0021in" style:rel-column-width="20184*"/>
    </style:style>
    <style:style style:name="Table10.B" style:family="table-column">
      <style:table-column-properties style:column-width="4.4979in" style:rel-column-width="45351*"/>
    </style:style>
    <style:style style:name="Table10.1" style:family="table-row">
      <style:table-row-properties fo:keep-together="auto"/>
    </style:style>
    <style:style style:name="Table10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0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1" style:family="table">
      <style:table-properties style:width="6.5in" style:rel-width="100%" fo:margin-left="0.0035in" fo:margin-top="0in" fo:margin-bottom="0in" table:align="left" style:writing-mode="lr-tb"/>
    </style:style>
    <style:style style:name="Table11.A" style:family="table-column">
      <style:table-column-properties style:column-width="2.0021in" style:rel-column-width="20184*"/>
    </style:style>
    <style:style style:name="Table11.B" style:family="table-column">
      <style:table-column-properties style:column-width="4.4979in" style:rel-column-width="45351*"/>
    </style:style>
    <style:style style:name="Table11.1" style:family="table-row">
      <style:table-row-properties fo:keep-together="auto"/>
    </style:style>
    <style:style style:name="Table11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1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2" style:family="table">
      <style:table-properties style:width="6.5in" style:rel-width="100%" fo:margin-left="0.0035in" fo:margin-top="0in" fo:margin-bottom="0in" table:align="left" style:writing-mode="lr-tb"/>
    </style:style>
    <style:style style:name="Table12.A" style:family="table-column">
      <style:table-column-properties style:column-width="2.0021in" style:rel-column-width="20184*"/>
    </style:style>
    <style:style style:name="Table12.B" style:family="table-column">
      <style:table-column-properties style:column-width="4.4979in" style:rel-column-width="45351*"/>
    </style:style>
    <style:style style:name="Table12.1" style:family="table-row">
      <style:table-row-properties fo:keep-together="auto"/>
    </style:style>
    <style:style style:name="Table12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2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3" style:family="table">
      <style:table-properties style:width="6.5in" style:rel-width="100%" fo:margin-left="0.0035in" fo:margin-top="0in" fo:margin-bottom="0in" table:align="left" style:writing-mode="lr-tb"/>
    </style:style>
    <style:style style:name="Table13.A" style:family="table-column">
      <style:table-column-properties style:column-width="2.0021in" style:rel-column-width="20184*"/>
    </style:style>
    <style:style style:name="Table13.B" style:family="table-column">
      <style:table-column-properties style:column-width="4.4979in" style:rel-column-width="45351*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3.A2" style:family="table-cell">
      <style:table-cell-properties fo:padding-left="0.075in" fo:padding-right="0.075in" fo:padding-top="0in" fo:padding-bottom="0in" fo:border="0.5pt solid #999999" style:writing-mode="lr-tb"/>
    </style:style>
    <style:style style:name="Table14" style:family="table">
      <style:table-properties style:width="6.5in" style:rel-width="100%" fo:margin-left="0.0035in" fo:margin-top="0in" fo:margin-bottom="0in" table:align="left" style:writing-mode="lr-tb"/>
    </style:style>
    <style:style style:name="Table14.A" style:family="table-column">
      <style:table-column-properties style:column-width="2.0021in" style:rel-column-width="20184*"/>
    </style:style>
    <style:style style:name="Table14.B" style:family="table-column">
      <style:table-column-properties style:column-width="4.4979in" style:rel-column-width="45351*"/>
    </style:style>
    <style:style style:name="Table14.1" style:family="table-row">
      <style:table-row-properties fo:keep-together="auto"/>
    </style:style>
    <style:style style:name="Table14.A1" style:family="table-cell">
      <style:table-cell-properties fo:padding-left="0.075in" fo:padding-right="0.075in" fo:padding-top="0in" fo:padding-bottom="0in" fo:border-left="0.5pt solid #999999" fo:border-right="0.5pt solid #999999" fo:border-top="0.5pt solid #999999" fo:border-bottom="1.5pt solid #666666" style:writing-mode="lr-tb"/>
    </style:style>
    <style:style style:name="Table14.A2" style:family="table-cell">
      <style:table-cell-properties fo:padding-left="0.075in" fo:padding-right="0.075in" fo:padding-top="0in" fo:padding-bottom="0in" fo:border="0.5pt solid #999999" style:writing-mode="lr-tb"/>
    </style:style>
    <style:style style:name="P1" style:family="paragraph" style:parent-style-name="TitleEmoji">
      <style:paragraph-properties fo:orphans="2" fo:widows="2" style:writing-mode="lr-tb"/>
      <style:text-properties officeooo:paragraph-rsid="002c9f0f"/>
    </style:style>
    <style:style style:name="P2" style:family="paragraph" style:parent-style-name="TitleEmoji">
      <style:text-properties style:font-name="Noto Color Emoji" officeooo:rsid="0028a6f2" officeooo:paragraph-rsid="0028a6f2"/>
    </style:style>
    <style:style style:name="P3" style:family="paragraph" style:parent-style-name="TitleEmoji">
      <style:paragraph-properties fo:orphans="2" fo:widows="2" style:writing-mode="lr-tb"/>
      <style:text-properties officeooo:paragraph-rsid="002c9f0f" style:letter-kerning="true"/>
    </style:style>
    <style:style style:name="P4" style:family="paragraph" style:parent-style-name="Title">
      <style:paragraph-properties fo:orphans="2" fo:widows="2" style:writing-mode="lr-tb"/>
      <style:text-properties style:letter-kerning="true"/>
    </style:style>
    <style:style style:name="P5" style:family="paragraph" style:parent-style-name="Subtitle">
      <style:paragraph-properties fo:orphans="2" fo:widows="2" style:writing-mode="lr-tb"/>
      <style:text-properties style:letter-kerning="true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9" style:family="paragraph" style:parent-style-name="Table_20_index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10" style:family="paragraph" style:parent-style-name="Heading_20_1">
      <style:paragraph-properties fo:margin-top="0in" fo:margin-bottom="0.0555in" style:contextual-spacing="false"/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List_20_Paragraph" style:list-style-name="WWNum2"/>
    <style:style style:name="P13" style:family="paragraph" style:parent-style-name="Caption">
      <style:paragraph-properties fo:margin-top="0.1665in" fo:margin-bottom="0.139in" style:contextual-spacing="false" fo:keep-with-next="always"/>
    </style:style>
    <style:style style:name="P14" style:family="paragraph" style:parent-style-name="Standard">
      <style:paragraph-properties fo:margin-top="0in" fo:margin-bottom="0.111in" style:contextual-spacing="false" fo:line-height="116%" fo:text-align="start" style:justify-single-word="false" fo:orphans="2" fo:widows="2"/>
      <style:text-properties style:font-name="Aptos" fo:font-size="12pt" fo:language="en" fo:country="US" fo:font-weight="bold" style:letter-kerning="true" style:font-name-asian="Aptos1" style:font-size-asian="12pt" style:language-asian="en" style:country-asian="US" style:font-weight-asian="bold" style:font-size-complex="12pt" style:language-complex="ar" style:country-complex="SA" style:font-weight-complex="bold"/>
    </style:style>
    <style:style style:name="P15" style:family="paragraph" style:parent-style-name="Standard">
      <style:text-properties fo:font-weight="bold" style:font-weight-asian="bold" style:font-weight-complex="bold"/>
    </style:style>
    <style:style style:name="P16" style:family="paragraph" style:parent-style-name="Standard">
      <style:text-properties fo:font-weight="bold" officeooo:rsid="002313c5" officeooo:paragraph-rsid="002313c5" style:font-weight-asian="bold" style:font-weight-complex="bold"/>
    </style:style>
    <style:style style:name="P17" style:family="paragraph" style:parent-style-name="Preformatted_20_Text">
      <style:paragraph-properties fo:margin-top="0in" fo:margin-bottom="0in" style:contextual-spacing="false"/>
    </style:style>
    <style:style style:name="P18" style:family="paragraph" style:parent-style-name="Standard">
      <style:paragraph-properties fo:margin-top="0in" fo:margin-bottom="0in" style:contextual-spacing="false"/>
    </style:style>
    <style:style style:name="P19" style:family="paragraph" style:parent-style-name="Caption">
      <style:paragraph-properties fo:margin-top="0.1665in" fo:margin-bottom="0.111in" style:contextual-spacing="false" fo:keep-with-next="always"/>
    </style:style>
    <style:style style:name="P20" style:family="paragraph" style:parent-style-name="Preformatted_20_Text">
      <style:text-properties fo:font-size="8pt" style:font-size-asian="8pt" style:font-size-complex="8pt"/>
    </style:style>
    <style:style style:name="P21" style:family="paragraph" style:parent-style-name="Heading_20_1" style:master-page-name="Converted3">
      <style:paragraph-properties style:page-number="auto"/>
    </style:style>
    <style:style style:name="T1" style:family="text">
      <style:text-properties style:font-name="Liberation Sans"/>
    </style:style>
    <style:style style:name="T2" style:family="text">
      <style:text-properties fo:font-family="Consolas" style:font-family-generic="roman" style:font-pitch="variabl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family="'Courier New'" style:font-family-generic="roman" style:font-pitch="variable" fo:font-size="4pt" style:letter-kerning="false" style:font-family-asian="'Times New Roman'" style:font-family-generic-asian="system" style:font-pitch-asian="variable" style:font-size-asian="4pt" style:font-name-complex="Courier New" style:font-size-complex="4pt"/>
    </style:style>
    <style:style style:name="T5" style:family="text">
      <style:text-properties fo:font-family="'Courier New'" style:font-family-generic="roman" style:font-pitch="variable" fo:font-size="4pt" fo:font-style="italic" style:letter-kerning="false" style:font-family-asian="'Times New Roman'" style:font-family-generic-asian="system" style:font-pitch-asian="variable" style:font-size-asian="4pt" style:font-style-asian="italic" style:font-name-complex="Courier New" style:font-size-complex="4pt" style:font-style-complex="italic"/>
    </style:style>
    <style:style style:name="T6" style:family="text">
      <style:text-properties fo:font-family="Calibri" style:font-family-generic="swiss" style:font-pitch="variable" fo:font-size="4pt" fo:font-style="italic" fo:font-weight="bold" style:letter-kerning="false" style:font-family-asian="'Times New Roman'" style:font-family-generic-asian="system" style:font-pitch-asian="variable" style:font-size-asian="4pt" style:font-style-asian="italic" style:font-weight-asian="bold" style:font-family-complex="Calibri" style:font-family-generic-complex="system" style:font-pitch-complex="variable" style:font-size-complex="4pt" style:font-style-complex="italic" style:font-weight-complex="bold"/>
    </style:style>
    <style:style style:name="T7" style:family="text">
      <style:text-properties fo:color="#000000" loext:opacity="100%" fo:font-family="'Courier New'" style:font-family-generic="roman" style:font-pitch="variable" fo:font-size="4pt" fo:font-style="italic" style:letter-kerning="false" style:font-family-asian="'Times New Roman'" style:font-family-generic-asian="system" style:font-pitch-asian="variable" style:font-size-asian="4pt" style:font-style-asian="italic" style:font-name-complex="Courier New" style:font-size-complex="4pt" style:font-style-complex="italic"/>
    </style:style>
    <style:style style:name="T8" style:family="text">
      <style:text-properties fo:font-family="Calibri" style:font-family-generic="swiss" style:font-pitch="variable" fo:font-size="4pt" fo:font-weight="bold" style:letter-kerning="false" style:font-family-asian="'Times New Roman'" style:font-family-generic-asian="system" style:font-pitch-asian="variable" style:font-size-asian="4pt" style:font-weight-asian="bold" style:font-family-complex="Calibri" style:font-family-generic-complex="system" style:font-pitch-complex="variable" style:font-size-complex="4pt" style:font-weight-complex="bold"/>
    </style:style>
    <style:style style:name="T9" style:family="text">
      <style:text-properties fo:color="#000000" loext:opacity="100%" fo:font-family="'Courier New'" style:font-family-generic="roman" style:font-pitch="variable" fo:font-size="4pt" style:letter-kerning="false" style:font-family-asian="'Times New Roman'" style:font-family-generic-asian="system" style:font-pitch-asian="variable" style:font-size-asian="4pt" style:font-name-complex="Courier New" style:font-size-complex="4pt"/>
    </style:style>
    <style:style style:name="fr1" style:family="graphic" style:parent-style-name="Inline_20_Heading">
      <style:graphic-properties style:vertical-pos="middle" style:vertical-rel="text" style:horizontal-pos="from-left" style:horizontal-rel="paragraph-conten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variable-decls>
        <text:variable-decl office:value-type="string" text:name="Version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0.1.1" text:name="VersionNum"/>
      </text:user-field-decls>
      <text:p text:style-name="P1"><draw:frame draw:style-name="fr1" draw:name="Frame7" text:anchor-type="as-char" draw:z-index="6"><draw:text-box fo:min-height="0.0161in" fo:min-width="0.0161in"><text:p text:style-name="P2">​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TitleEmoji">🐢</text:p>
      <text:p text:style-name="P4">Turtle Architecture Specification</text:p>
      <text:p text:style-name="P5">Tom Riley</text:p>
      <text:p text:style-name="P5"><text:date style:data-style-name="N10049" text:date-value="2026-01-06T01:03:24.482422024">2026-01-06</text:date><text:line-break/>Version <text:user-field-get text:name="VersionNum">0.1.1</text:user-field-get></text:p>
      <text:table-of-content text:style-name="Sect1" text:protected="true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Contents</text:p>
          </text:index-title>
          <text:p text:style-name="P7"><text:a xlink:type="simple" xlink:href="#__RefHeading___Toc5007_2456721304" office:name="Architecture Philosophy" text:style-name="Index_20_Link" text:visited-style-name="Index_20_Link">Architecture Philosophy<text:tab/>3</text:a></text:p>
          <text:p text:style-name="P7"><text:a xlink:type="simple" xlink:href="#__RefHeading___Toc5009_2456721304" office:name="Properties" text:style-name="Index_20_Link" text:visited-style-name="Index_20_Link">Properties<text:tab/>3</text:a></text:p>
          <text:p text:style-name="P7"><text:a xlink:type="simple" xlink:href="#__RefHeading___Toc5011_2456721304" office:name="Registers" text:style-name="Index_20_Link" text:visited-style-name="Index_20_Link">Registers<text:tab/>3</text:a></text:p>
          <text:p text:style-name="P7"><text:a xlink:type="simple" xlink:href="#__RefHeading___Toc5013_2456721304" office:name="Instructions" text:style-name="Index_20_Link" text:visited-style-name="Index_20_Link">Instructions<text:tab/>5</text:a></text:p>
          <text:p text:style-name="P8"><text:a xlink:type="simple" xlink:href="#__RefHeading___Toc5015_2456721304" office:name="Arithmetic / Logic (ALU)" text:style-name="Index_20_Link" text:visited-style-name="Index_20_Link">Arithmetic / Logic (ALU)<text:tab/>5</text:a></text:p>
          <text:p text:style-name="P8"><text:a xlink:type="simple" xlink:href="#__RefHeading___Toc5017_2456721304" office:name="Register Instructions" text:style-name="Index_20_Link" text:visited-style-name="Index_20_Link">Register Instructions<text:tab/>6</text:a></text:p>
          <text:p text:style-name="P8"><text:a xlink:type="simple" xlink:href="#__RefHeading___Toc5019_2456721304" office:name="Memory" text:style-name="Index_20_Link" text:visited-style-name="Index_20_Link">Memory<text:tab/>6</text:a></text:p>
          <text:p text:style-name="P8"><text:a xlink:type="simple" xlink:href="#__RefHeading___Toc5021_2456721304" office:name="Special Instructions" text:style-name="Index_20_Link" text:visited-style-name="Index_20_Link">Special Instructions<text:tab/>6</text:a></text:p>
          <text:p text:style-name="P7"><text:a xlink:type="simple" xlink:href="#__RefHeading___Toc5023_2456721304" office:name="Encodings" text:style-name="Index_20_Link" text:visited-style-name="Index_20_Link">Encodings<text:tab/>8</text:a></text:p>
        </text:index-body>
      </text:table-of-content>
      <text:table-index text:style-name="Sect1" text:protected="true" text:name="Index of Tables1">
        <text:table-index-source text:caption-sequence-name="Table" text:caption-sequence-format="text">
          <text:index-title-template text:style-name="Table_20_index_20_heading">Index of Tables</text:index-title-template>
          <text:table-index-entry-template text:style-name="Tabl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index-entry-template>
        </text:table-index-source>
        <text:index-body>
          <text:index-title text:style-name="Sect1" text:name="Index of Tables1_Head" text:protected="true">
            <text:p text:style-name="Table_20_index_20_heading">Index of Tables</text:p>
          </text:index-title>
          <text:p text:style-name="P9"><text:a xlink:type="simple" xlink:href="#Table!0%7Csequence" office:name="Table 1 Summary of CPU Properties" text:style-name="Index_20_Link" text:visited-style-name="Index_20_Link">Table 1 Summary of CPU Properties<text:tab/>3</text:a></text:p>
          <text:p text:style-name="P9"><text:a xlink:type="simple" xlink:href="#Table!1%7Csequence" office:name="Table 2 Register list" text:style-name="Index_20_Link" text:visited-style-name="Index_20_Link">Table 2 Register list<text:tab/>3</text:a></text:p>
          <text:p text:style-name="P9"><text:a xlink:type="simple" xlink:href="#Table!2%7Csequence" office:name="Table 3 Register / Accumulator Arithmetic Instructions" text:style-name="Index_20_Link" text:visited-style-name="Index_20_Link">Table 3 Register / Accumulator Arithmetic Instructions<text:tab/>5</text:a></text:p>
          <text:p text:style-name="P9"><text:a xlink:type="simple" xlink:href="#Table!3%7Csequence" office:name="Table 4 Immediate / Accumulator Arithmetic Instructions" text:style-name="Index_20_Link" text:visited-style-name="Index_20_Link">Table 4 Immediate / Accumulator Arithmetic Instructions<text:tab/>5</text:a></text:p>
          <text:p text:style-name="P9"><text:a xlink:type="simple" xlink:href="#Table!4%7Csequence" office:name="Table 5 Register Instructions" text:style-name="Index_20_Link" text:visited-style-name="Index_20_Link">Table 5 Register Instructions<text:tab/>6</text:a></text:p>
          <text:p text:style-name="P9"><text:a xlink:type="simple" xlink:href="#Table!5%7Csequence" office:name="Table 6 Memory Instructions" text:style-name="Index_20_Link" text:visited-style-name="Index_20_Link">Table 6 Memory Instructions<text:tab/>6</text:a></text:p>
          <text:p text:style-name="P9"><text:a xlink:type="simple" xlink:href="#Table!6%7Csequence" office:name="Table 7 Special Instructions" text:style-name="Index_20_Link" text:visited-style-name="Index_20_Link">Table 7 Special Instructions<text:tab/>6</text:a></text:p>
          <text:p text:style-name="P9"><text:a xlink:type="simple" xlink:href="#Table!7%7Csequence" office:name="Table 8 Opcode Format Encodings" text:style-name="Index_20_Link" text:visited-style-name="Index_20_Link">Table 8 Opcode Format Encodings<text:tab/>8</text:a></text:p>
          <text:p text:style-name="P9"><text:a xlink:type="simple" xlink:href="#Table!8%7Csequence" office:name="Table 9 Arithmetic / Logic Function Encodings" text:style-name="Index_20_Link" text:visited-style-name="Index_20_Link">Table 9 Arithmetic / Logic Function Encodings<text:tab/>8</text:a></text:p>
          <text:p text:style-name="P9"><text:a xlink:type="simple" xlink:href="#Table!9%7Csequence" office:name="Table 10 Register / Memory Function Encodings" text:style-name="Index_20_Link" text:visited-style-name="Index_20_Link">Table 10 Register / Memory Function Encodings<text:tab/>8</text:a></text:p>
          <text:p text:style-name="P9"><text:a xlink:type="simple" xlink:href="#Table!10%7Csequence" office:name="Table 11 Jump Function Encodings" text:style-name="Index_20_Link" text:visited-style-name="Index_20_Link">Table 11 Jump Function Encodings<text:tab/>8</text:a></text:p>
          <text:p text:style-name="P9"><text:a xlink:type="simple" xlink:href="#Table!11%7Csequence" office:name="Table 12 Branch Condition Encodings" text:style-name="Index_20_Link" text:visited-style-name="Index_20_Link">Table 12 Branch Condition Encodings<text:tab/>8</text:a></text:p>
          <text:p text:style-name="P9"><text:a xlink:type="simple" xlink:href="#Table!12%7Csequence" office:name="Table 13 Register Encodings" text:style-name="Index_20_Link" text:visited-style-name="Index_20_Link">Table 13 Register Encodings<text:tab/>9</text:a></text:p>
        </text:index-body>
      </text:table-index>
      <text:illustration-index text:style-name="Sect1" text:protected="true" text:name="Table of Figures1">
        <text:illustration-index-source text:caption-sequence-name="Figure" text:caption-sequence-format="text">
          <text:index-title-template text:style-name="Figure_20_Index_20_Heading">Table of Figures</text:index-title-template>
          <text:illustration-index-entry-template text:style-name="Figure_20_Index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illustration-index-entry-template>
        </text:illustration-index-source>
        <text:index-body>
          <text:index-title text:style-name="Sect1" text:name="Table of Figures1_Head" text:protected="true">
            <text:p text:style-name="Figure_20_Index_20_Heading">Table of Figures</text:p>
          </text:index-title>
        </text:index-body>
      </text:illustration-index>
      <text:h text:style-name="P10" text:outline-level="1"/>
      <text:h text:style-name="P11" text:outline-level="1"><text:bookmark-start text:name="__RefHeading___Toc5007_2456721304"/><text:bookmark-start text:name="_Toc205747735"/>Architecture <text:span text:style-name="T1">Philosophy</text:span><text:bookmark-end text:name="__RefHeading___Toc5007_2456721304"/><text:bookmark-end text:name="_Toc205747735"/></text:h>
      <text:p text:style-name="Standard">The following are the guiding principles and philosophy that went into the design of the architecture:</text:p>
      <text:list text:style-name="WWNum2">
        <text:list-item>
          <text:p text:style-name="P12">The architecture should be implementable with very simple hardware, e.g. with discrete logic gates</text:p>
        </text:list-item>
        <text:list-item>
          <text:p text:style-name="P12">Where trade-offs between hardware complexity and speed exist, prioritize minimizing hardware complexity</text:p>
        </text:list-item>
        <text:list-item>
          <text:p text:style-name="P12">Instructions should be simple, uniform, and complete in a single cycle where possible</text:p>
        </text:list-item>
        <text:list-item>
          <text:p text:style-name="P12">The design should be modular with a clear data path</text:p>
        </text:list-item>
      </text:list>
      <text:h text:style-name="Heading_20_1" text:outline-level="1"><text:bookmark-start text:name="__RefHeading___Toc5009_2456721304"/><text:bookmark-start text:name="_Toc205747736"/>Properties<text:bookmark-end text:name="__RefHeading___Toc5009_2456721304"/><text:bookmark-end text:name="_Toc205747736"/></text:h>
      <text:p text:style-name="P13"><text:bookmark-start text:name="_Toc205747722"/>Table <text:sequence text:ref-name="refTable0" text:name="Table" text:formula="ooow:Table+1" style:num-format="1">1</text:sequence><text:s/>Summary of CPU Properties<text:bookmark-end text:name="_Toc205747722"/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4">Property</text:p>
          </table:table-cell>
          <table:table-cell table:style-name="Table1.A1" office:value-type="string">
            <text:p text:style-name="P14">Property Abbr.</text:p>
          </table:table-cell>
          <table:table-cell table:style-name="Table1.A1" office:value-type="string">
            <text:p text:style-name="P14">Property Value</text:p>
          </table:table-cell>
        </table:table-row>
        <table:table-row table:style-name="Table1.1">
          <table:table-cell table:style-name="Table1.A2" office:value-type="string">
            <text:p text:style-name="Standard">Data width</text:p>
          </table:table-cell>
          <table:table-cell table:style-name="Table1.A2" office:value-type="string">
            <text:p text:style-name="Preformatted_20_Text">DATA_W<text:span text:style-name="T2"/></text:p>
          </table:table-cell>
          <table:table-cell table:style-name="Table1.A2" office:value-type="string">
            <text:p text:style-name="Standard">8 bits</text:p>
          </table:table-cell>
        </table:table-row>
        <table:table-row table:style-name="Table1.1">
          <table:table-cell table:style-name="Table1.A2" office:value-type="string">
            <text:p text:style-name="Standard">Data Address width</text:p>
          </table:table-cell>
          <table:table-cell table:style-name="Table1.A2" office:value-type="string">
            <text:p text:style-name="Preformatted_20_Text">D_ADDR_W<text:span text:style-name="T2"/></text:p>
          </table:table-cell>
          <table:table-cell table:style-name="Table1.A2" office:value-type="string">
            <text:p text:style-name="Standard">12 bits</text:p>
          </table:table-cell>
        </table:table-row>
        <table:table-row table:style-name="Table1.1">
          <table:table-cell table:style-name="Table1.A2" office:value-type="string">
            <text:p text:style-name="Standard">Instruction width</text:p>
          </table:table-cell>
          <table:table-cell table:style-name="Table1.A2" office:value-type="string">
            <text:p text:style-name="Preformatted_20_Text">INST_W<text:span text:style-name="T2"/></text:p>
          </table:table-cell>
          <table:table-cell table:style-name="Table1.A2" office:value-type="string">
            <text:p text:style-name="Standard">16 bits</text:p>
          </table:table-cell>
        </table:table-row>
        <table:table-row table:style-name="Table1.1">
          <table:table-cell table:style-name="Table1.A2" office:value-type="string">
            <text:p text:style-name="Standard">Instruction Address width</text:p>
          </table:table-cell>
          <table:table-cell table:style-name="Table1.A2" office:value-type="string">
            <text:p text:style-name="Preformatted_20_Text">I_ADDR_W<text:span text:style-name="T2"/></text:p>
          </table:table-cell>
          <table:table-cell table:style-name="Table1.A2" office:value-type="string">
            <text:p text:style-name="Standard">12 bits</text:p>
          </table:table-cell>
        </table:table-row>
        <table:table-row table:style-name="Table1.1">
          <table:table-cell table:style-name="Table1.A2" office:value-type="string">
            <text:p text:style-name="Standard">Number of general-purpose registers</text:p>
          </table:table-cell>
          <table:table-cell table:style-name="Table1.A2" office:value-type="string">
            <text:p text:style-name="Preformatted_20_Text">NUM_GPR<text:span text:style-name="T2"/></text:p>
          </table:table-cell>
          <table:table-cell table:style-name="Table1.A2" office:value-type="string">
            <text:p text:style-name="Standard">8</text:p>
          </table:table-cell>
        </table:table-row>
      </table:table>
      <text:h text:style-name="Heading_20_1" text:outline-level="1"><text:bookmark-start text:name="__RefHeading___Toc5011_2456721304"/><text:bookmark-start text:name="_Toc205747737"/>Registers<text:bookmark-end text:name="__RefHeading___Toc5011_2456721304"/><text:bookmark-end text:name="_Toc205747737"/></text:h>
      <text:p text:style-name="P13"><text:bookmark-start text:name="_Toc205747723"/>Table <text:sequence text:ref-name="refTable1" text:name="Table" text:formula="ooow:Table+1" style:num-format="1">2</text:sequence><text:s/>Register list<text:bookmark-end text:name="_Toc205747723"/>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15">Register Abbr.</text:p>
          </table:table-cell>
          <table:table-cell table:style-name="Table2.A1" office:value-type="string">
            <text:p text:style-name="P15">Width</text:p>
          </table:table-cell>
          <table:table-cell table:style-name="Table2.A1" office:value-type="string">
            <text:p text:style-name="P15">Register Name</text:p>
          </table:table-cell>
          <table:table-cell table:style-name="Table2.A1" office:value-type="string">
            <text:p text:style-name="P16">Description</text:p>
          </table:table-cell>
        </table:table-row>
        <table:table-row table:style-name="Table2.1">
          <table:table-cell table:style-name="Table2.A2" office:value-type="string">
            <text:p text:style-name="Preformatted_20_Text">PC<text:span text:style-name="T2"/></text:p>
          </table:table-cell>
          <table:table-cell table:style-name="Table2.A2" office:value-type="string">
            <text:p text:style-name="Preformatted_20_Text">I_ADDR_W<text:span text:style-name="T2"/></text:p>
          </table:table-cell>
          <table:table-cell table:style-name="Table2.A2" office:value-type="string">
            <text:p text:style-name="Standard">Program Counter</text:p>
          </table:table-cell>
          <table:table-cell table:style-name="Table2.A2" office:value-type="string">
            <text:p text:style-name="Standard">Address of current instruction</text:p>
          </table:table-cell>
        </table:table-row>
        <table:table-row table:style-name="Table2.1">
          <table:table-cell table:style-name="Table2.A2" office:value-type="string">
            <text:p text:style-name="Preformatted_20_Text">ACC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Accumulator</text:p>
          </table:table-cell>
          <table:table-cell table:style-name="Table2.A2" office:value-type="string">
            <text:p text:style-name="Standard">Special register which is the implicit operand and result of most ALU, register, and memory instructions</text:p>
          </table:table-cell>
        </table:table-row>
        <table:table-row table:style-name="Table2.1">
          <table:table-cell table:style-name="Table2.A2" office:value-type="string">
            <text:p text:style-name="Preformatted_20_Text">DMAR<text:span text:style-name="T2"/></text:p>
          </table:table-cell>
          <table:table-cell table:style-name="Table2.A2" office:value-type="string">
            <text:p text:style-name="Preformatted_20_Text">D_ADDR_W<text:span text:style-name="T2"/></text:p>
          </table:table-cell>
          <table:table-cell table:style-name="Table2.A2" office:value-type="string">
            <text:p text:style-name="Standard">Data Memory Address <text:soft-page-break/>Register</text:p>
          </table:table-cell>
          <table:table-cell table:style-name="Table2.A2" office:value-type="string">
            <text:p text:style-name="Standard"><draw:frame draw:style-name="fr1" draw:name="Frame1" text:anchor-type="as-char" draw:z-index="0"><draw:text-box fo:min-height="0.0161in" fo:min-width="0.0161in"><text:p text:style-name="P17">(DBAR &lt;&lt; DATA_W) | DOFF</text:p></draw:text-box></draw:frame><text:s/><text:soft-page-break/>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DBAR<text:span text:style-name="T2"/></text:p>
          </table:table-cell>
          <table:table-cell table:style-name="Table2.A2" office:value-type="string">
            <text:p text:style-name="Preformatted_20_Text">D_ADDR_W - DATA_W<text:span text:style-name="T2"/></text:p>
          </table:table-cell>
          <table:table-cell table:style-name="Table2.A2" office:value-type="string">
            <text:p text:style-name="Standard">Data Memory Base Address Register</text:p>
          </table:table-cell>
          <table:table-cell table:style-name="Table2.A2" office:value-type="string">
            <text:p text:style-name="Standard"><draw:frame draw:style-name="fr1" draw:name="Frame2" text:anchor-type="as-char" draw:z-index="1"><draw:text-box fo:min-height="0.0161in" fo:min-width="0.0161in"><text:p text:style-name="P17">DMAR[D_ADDR_W-1:DATA_W]</text:p></draw:text-box></draw:frame><text:s/>Upp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DOFF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Data Memory Address Offset Register</text:p>
          </table:table-cell>
          <table:table-cell table:style-name="Table2.A2" office:value-type="string">
            <text:p text:style-name="Standard"><draw:frame draw:style-name="fr1" draw:name="Frame3" text:anchor-type="as-char" draw:z-index="2"><draw:text-box fo:min-height="0.0161in" fo:min-width="0.0161in"><text:p text:style-name="P17">DMAR[DATA_W-1:0] </text:p></draw:text-box></draw:frame>Low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IMAR<text:span text:style-name="T2"/></text:p>
          </table:table-cell>
          <table:table-cell table:style-name="Table2.A2" office:value-type="string">
            <text:p text:style-name="Preformatted_20_Text">I_ADDR_W<text:span text:style-name="T2"/></text:p>
          </table:table-cell>
          <table:table-cell table:style-name="Table2.A2" office:value-type="string">
            <text:p text:style-name="Standard">Instruction Memory Address Register</text:p>
          </table:table-cell>
          <table:table-cell table:style-name="Table2.A2" office:value-type="string">
            <text:p text:style-name="Standard"><draw:frame draw:style-name="fr1" draw:name="Frame4" text:anchor-type="as-char" draw:z-index="3"><draw:text-box fo:min-height="0.0161in" fo:min-width="0.0161in"><text:p text:style-name="P17">(IBAR &lt;&lt; DATA_W) | IOFF</text:p></draw:text-box></draw:frame><text:s/>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IBAR<text:span text:style-name="T2"/></text:p>
          </table:table-cell>
          <table:table-cell table:style-name="Table2.A2" office:value-type="string">
            <text:p text:style-name="Preformatted_20_Text">I_ADDR_W - DATA_W<text:span text:style-name="T2"/></text:p>
          </table:table-cell>
          <table:table-cell table:style-name="Table2.A2" office:value-type="string">
            <text:p text:style-name="Standard">Instruction Memory Base Address Register</text:p>
          </table:table-cell>
          <table:table-cell table:style-name="Table2.A2" office:value-type="string">
            <text:p text:style-name="Standard"><draw:frame draw:style-name="fr1" draw:name="Frame5" text:anchor-type="as-char" draw:z-index="4"><draw:text-box fo:min-height="0.0161in" fo:min-width="0.0161in"><text:p text:style-name="P17">IMAR[I_ADDR_W-1:DATA_W]</text:p></draw:text-box></draw:frame><text:s/>Upp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IOFF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Instruction Memory Address Offset Register</text:p>
          </table:table-cell>
          <table:table-cell table:style-name="Table2.A2" office:value-type="string">
            <text:p text:style-name="Standard"><draw:frame draw:style-name="fr1" draw:name="Frame6" text:anchor-type="as-char" draw:z-index="5"><draw:text-box fo:min-height="0.0161in" fo:min-width="0.0161in"><text:p text:style-name="P17">IMAR[DATA_W-1:0] </text:p></draw:text-box></draw:frame>Lower part of memory address for accesses</text:p>
          </table:table-cell>
        </table:table-row>
        <table:table-row table:style-name="Table2.1">
          <table:table-cell table:style-name="Table2.A2" office:value-type="string">
            <text:p text:style-name="Preformatted_20_Text">R0...Rn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Preformatted_20_Text"><draw:frame draw:style-name="fr1" draw:name="Frame8" text:anchor-type="as-char" draw:z-index="7"><draw:text-box fo:min-height="0.0161in" fo:min-width="0.0161in"><text:p text:style-name="P18">General purpose Register </text:p></draw:text-box></draw:frame><text:line-break/>0…NUM_GPR-1</text:p>
          </table:table-cell>
          <table:table-cell table:style-name="Table2.A2" office:value-type="string">
            <text:p text:style-name="Standard">General purpose registers</text:p>
          </table:table-cell>
        </table:table-row>
        <table:table-row table:style-name="Table2.1">
          <table:table-cell table:style-name="Table2.A2" office:value-type="string">
            <text:p text:style-name="Preformatted_20_Text">STATUS<text:span text:style-name="T2"/></text:p>
          </table:table-cell>
          <table:table-cell table:style-name="Table2.A2" office:value-type="string">
            <text:p text:style-name="Preformatted_20_Text">DATA_W<text:span text:style-name="T2"/></text:p>
          </table:table-cell>
          <table:table-cell table:style-name="Table2.A2" office:value-type="string">
            <text:p text:style-name="Standard">Status Register</text:p>
          </table:table-cell>
          <table:table-cell table:style-name="Table2.A2" office:value-type="string">
            <text:p text:style-name="Standard">Encodes the following statuses based on the Accumulator:</text:p>
            <text:p text:style-name="Standard">[0] zero (Z) / non-zero (NZ)</text:p>
            <text:p text:style-name="Standard">[1] positive (P) / negative (N)</text:p>
            <text:p text:style-name="Standard">[2] carry-set (CS) / carry-cleared (CC)</text:p>
            <text:p text:style-name="Standard">[3] overflow-set (OS) / overflow-cleared (OC)<text:line-break/><text:line-break/>Note: The carry flag (CS/CC) indicates there was an unsigned overflow in ADD instructions, or that there was <text:span text:style-name="T3">not</text:span> a carry required in SUB instruction (like ARM but inverse to x86)</text:p>
          </table:table-cell>
        </table:table-row>
      </table:table>
      <text:p text:style-name="Standard"><text:soft-page-break/></text:p>
      <text:h text:style-name="Heading_20_1" text:outline-level="1"><text:bookmark-start text:name="__RefHeading___Toc5013_2456721304"/><text:bookmark-start text:name="_Toc205747738"/>Instructions<text:bookmark-end text:name="__RefHeading___Toc5013_2456721304"/><text:bookmark-end text:name="_Toc205747738"/></text:h>
      <text:h text:style-name="Heading_20_2" text:outline-level="2"><text:bookmark-start text:name="__RefHeading___Toc5015_2456721304"/><text:bookmark-start text:name="_Toc205747739"/>Arithmetic / Logic (ALU)<text:bookmark-end text:name="__RefHeading___Toc5015_2456721304"/><text:bookmark-end text:name="_Toc205747739"/></text:h>
      <text:p text:style-name="P13"><text:bookmark-start text:name="_Toc205747724"/>Table <text:sequence text:ref-name="refTable2" text:name="Table" text:formula="ooow:Table+1" style:num-format="1">3</text:sequence><text:s/>Register / Accumulator Arithmetic Instructions<text:bookmark-end text:name="_Toc205747724"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5">OP CODE</text:p>
          </table:table-cell>
          <table:table-cell table:style-name="Table3.A1" office:value-type="string">
            <text:p text:style-name="P15">Format</text:p>
          </table:table-cell>
          <table:table-cell table:style-name="Table3.A1" office:value-type="string">
            <text:p text:style-name="P15">Description</text:p>
          </table:table-cell>
        </table:table-row>
        <table:table-row table:style-name="Table3.1">
          <table:table-cell table:style-name="Table3.A2" office:value-type="string">
            <text:p text:style-name="Preformatted_20_Text">ADD<text:span text:style-name="T2"/></text:p>
          </table:table-cell>
          <table:table-cell table:style-name="Table3.A2" office:value-type="string">
            <text:p text:style-name="Preformatted_20_Text">ADD REG<text:span text:style-name="T2"/></text:p>
          </table:table-cell>
          <table:table-cell table:style-name="Table3.A2" office:value-type="string">
            <text:p text:style-name="Standard">Add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SUB<text:span text:style-name="T2"/></text:p>
          </table:table-cell>
          <table:table-cell table:style-name="Table3.A2" office:value-type="string">
            <text:p text:style-name="Preformatted_20_Text">SUB REG<text:span text:style-name="T2"/></text:p>
          </table:table-cell>
          <table:table-cell table:style-name="Table3.A2" office:value-type="string">
            <text:p text:style-name="Standard">Subtract register from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AND<text:span text:style-name="T2"/></text:p>
          </table:table-cell>
          <table:table-cell table:style-name="Table3.A2" office:value-type="string">
            <text:p text:style-name="Preformatted_20_Text">AND REG<text:span text:style-name="T2"/></text:p>
          </table:table-cell>
          <table:table-cell table:style-name="Table3.A2" office:value-type="string">
            <text:p text:style-name="Standard">AND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OR<text:span text:style-name="T2"/></text:p>
          </table:table-cell>
          <table:table-cell table:style-name="Table3.A2" office:value-type="string">
            <text:p text:style-name="Preformatted_20_Text">OR <text:s/>REG<text:span text:style-name="T2"/></text:p>
          </table:table-cell>
          <table:table-cell table:style-name="Table3.A2" office:value-type="string">
            <text:p text:style-name="Standard">OR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XOR<text:span text:style-name="T2"/></text:p>
          </table:table-cell>
          <table:table-cell table:style-name="Table3.A2" office:value-type="string">
            <text:p text:style-name="Preformatted_20_Text">XOR REG<text:span text:style-name="T2"/></text:p>
          </table:table-cell>
          <table:table-cell table:style-name="Table3.A2" office:value-type="string">
            <text:p text:style-name="Standard">XOR register and Accumulator, place result in Accumulator</text:p>
          </table:table-cell>
        </table:table-row>
        <table:table-row table:style-name="Table3.1">
          <table:table-cell table:style-name="Table3.A2" office:value-type="string">
            <text:p text:style-name="Preformatted_20_Text">INV<text:span text:style-name="T2"/></text:p>
          </table:table-cell>
          <table:table-cell table:style-name="Table3.A2" office:value-type="string">
            <text:p text:style-name="Preformatted_20_Text">INV<text:span text:style-name="T2"/></text:p>
          </table:table-cell>
          <table:table-cell table:style-name="Table3.A2" office:value-type="string">
            <text:p text:style-name="Standard">Invert Accumulator, place result in Accumulator</text:p>
          </table:table-cell>
        </table:table-row>
      </table:table>
      <text:p text:style-name="P13"><text:bookmark-start text:name="_Toc205747725"/>Table <text:sequence text:ref-name="refTable3" text:name="Table" text:formula="ooow:Table+1" style:num-format="1">4</text:sequence><text:s/>Immediate / Accumulator Arithmetic Instructions<text:bookmark-end text:name="_Toc205747725"/></text:p>
      <table:table table:name="Table4" table:style-name="Table4">
        <table:table-column table:style-name="Table4.A" table:number-columns-repeated="2"/>
        <table:table-column table:style-name="Table4.C"/>
        <table:table-row table:style-name="Table4.1">
          <table:table-cell table:style-name="Table4.A1" office:value-type="string">
            <text:p text:style-name="P15">OP CODE</text:p>
          </table:table-cell>
          <table:table-cell table:style-name="Table4.A1" office:value-type="string">
            <text:p text:style-name="P15">Format</text:p>
          </table:table-cell>
          <table:table-cell table:style-name="Table4.A1" office:value-type="string">
            <text:p text:style-name="P15">Description</text:p>
          </table:table-cell>
        </table:table-row>
        <table:table-row table:style-name="Table4.1">
          <table:table-cell table:style-name="Table4.A2" office:value-type="string">
            <text:p text:style-name="Preformatted_20_Text">ADDI<text:span text:style-name="T2"/></text:p>
          </table:table-cell>
          <table:table-cell table:style-name="Table4.A2" office:value-type="string">
            <text:p text:style-name="Preformatted_20_Text">ADDI Imm<text:span text:style-name="T2"/></text:p>
          </table:table-cell>
          <table:table-cell table:style-name="Table4.A2" office:value-type="string">
            <text:p text:style-name="Standard">Add immediate value and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SUBI<text:span text:style-name="T2"/></text:p>
          </table:table-cell>
          <table:table-cell table:style-name="Table4.A2" office:value-type="string">
            <text:p text:style-name="Preformatted_20_Text">SUBI Imm<text:span text:style-name="T2"/></text:p>
          </table:table-cell>
          <table:table-cell table:style-name="Table4.A2" office:value-type="string">
            <text:p text:style-name="Standard">Subtract immediate value from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ANDI<text:span text:style-name="T2"/></text:p>
          </table:table-cell>
          <table:table-cell table:style-name="Table4.A2" office:value-type="string">
            <text:p text:style-name="Preformatted_20_Text">ANDI Imm<text:span text:style-name="T2"/></text:p>
          </table:table-cell>
          <table:table-cell table:style-name="Table4.A2" office:value-type="string">
            <text:p text:style-name="Standard">AND immediate value and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ORI<text:span text:style-name="T2"/></text:p>
          </table:table-cell>
          <table:table-cell table:style-name="Table4.A2" office:value-type="string">
            <text:p text:style-name="Preformatted_20_Text">ORI <text:s/>Imm<text:span text:style-name="T2"/></text:p>
          </table:table-cell>
          <table:table-cell table:style-name="Table4.A2" office:value-type="string">
            <text:p text:style-name="Standard">OR immediate value and Accumulator, place result in Accumulator</text:p>
          </table:table-cell>
        </table:table-row>
        <table:table-row table:style-name="Table4.1">
          <table:table-cell table:style-name="Table4.A2" office:value-type="string">
            <text:p text:style-name="Preformatted_20_Text">XORI<text:span text:style-name="T2"/></text:p>
          </table:table-cell>
          <table:table-cell table:style-name="Table4.A2" office:value-type="string">
            <text:p text:style-name="Preformatted_20_Text">XORI Imm<text:span text:style-name="T2"/></text:p>
          </table:table-cell>
          <table:table-cell table:style-name="Table4.A2" office:value-type="string">
            <text:p text:style-name="Standard">XOR immediate value and Accumulator, place result in Accumulator</text:p>
          </table:table-cell>
        </table:table-row>
      </table:table>
      <text:p text:style-name="Standard"/>
      <text:h text:style-name="Heading_20_2" text:outline-level="2"><text:bookmark-start text:name="__RefHeading___Toc5017_2456721304"/><text:bookmark-start text:name="_Toc205747740"/><text:soft-page-break/>Register Instructions<text:bookmark-end text:name="__RefHeading___Toc5017_2456721304"/><text:bookmark-end text:name="_Toc205747740"/></text:h>
      <text:p text:style-name="P13"><text:bookmark-start text:name="_Toc205747726"/>Table <text:sequence text:ref-name="refTable4" text:name="Table" text:formula="ooow:Table+1" style:num-format="1">5</text:sequence><text:s/>Register Instructions<text:bookmark-end text:name="_Toc205747726"/></text:p>
      <table:table table:name="Table5" table:style-name="Table5">
        <table:table-column table:style-name="Table5.A" table:number-columns-repeated="2"/>
        <table:table-column table:style-name="Table5.C"/>
        <table:table-row table:style-name="Table5.1">
          <table:table-cell table:style-name="Table5.A1" office:value-type="string">
            <text:p text:style-name="P15">OP CODE</text:p>
          </table:table-cell>
          <table:table-cell table:style-name="Table5.A1" office:value-type="string">
            <text:p text:style-name="P15">Format</text:p>
          </table:table-cell>
          <table:table-cell table:style-name="Table5.A1" office:value-type="string">
            <text:p text:style-name="P15">Description</text:p>
          </table:table-cell>
        </table:table-row>
        <table:table-row table:style-name="Table5.1">
          <table:table-cell table:style-name="Table5.A2" office:value-type="string">
            <text:p text:style-name="Preformatted_20_Text">SET<text:span text:style-name="T2"/></text:p>
          </table:table-cell>
          <table:table-cell table:style-name="Table5.A2" office:value-type="string">
            <text:p text:style-name="Preformatted_20_Text">SET Imm<text:span text:style-name="T2"/></text:p>
          </table:table-cell>
          <table:table-cell table:style-name="Table5.A2" office:value-type="string">
            <text:p text:style-name="Standard">Set immediate value into Accumulator</text:p>
          </table:table-cell>
        </table:table-row>
        <table:table-row table:style-name="Table5.1">
          <table:table-cell table:style-name="Table5.A2" office:value-type="string">
            <text:p text:style-name="Preformatted_20_Text">PUT<text:span text:style-name="T2"/></text:p>
          </table:table-cell>
          <table:table-cell table:style-name="Table5.A2" office:value-type="string">
            <text:p text:style-name="Preformatted_20_Text">PUT REG<text:span text:style-name="T2"/></text:p>
          </table:table-cell>
          <table:table-cell table:style-name="Table5.A2" office:value-type="string">
            <text:p text:style-name="Standard">Put Accumulator value into register</text:p>
          </table:table-cell>
        </table:table-row>
        <table:table-row table:style-name="Table5.1">
          <table:table-cell table:style-name="Table5.A2" office:value-type="string">
            <text:p text:style-name="Preformatted_20_Text">GET<text:span text:style-name="T2"/></text:p>
          </table:table-cell>
          <table:table-cell table:style-name="Table5.A2" office:value-type="string">
            <text:p text:style-name="Preformatted_20_Text">GET REG<text:span text:style-name="T2"/></text:p>
          </table:table-cell>
          <table:table-cell table:style-name="Table5.A2" office:value-type="string">
            <text:p text:style-name="Standard">Get register value, place into Accumulator</text:p>
          </table:table-cell>
        </table:table-row>
      </table:table>
      <text:h text:style-name="Heading_20_2" text:outline-level="2"><text:bookmark-start text:name="__RefHeading___Toc5019_2456721304"/><text:bookmark-start text:name="_Toc205747741"/>Memory<text:bookmark-end text:name="__RefHeading___Toc5019_2456721304"/><text:bookmark-end text:name="_Toc205747741"/></text:h>
      <text:p text:style-name="P13"><text:bookmark-start text:name="_Toc205747727"/>Table <text:sequence text:ref-name="refTable5" text:name="Table" text:formula="ooow:Table+1" style:num-format="1">6</text:sequence><text:s/>Memory Instructions<text:bookmark-end text:name="_Toc205747727"/></text:p>
      <table:table table:name="Table6" table:style-name="Table6">
        <table:table-column table:style-name="Table6.A" table:number-columns-repeated="2"/>
        <table:table-column table:style-name="Table6.C"/>
        <table:table-row table:style-name="Table6.1">
          <table:table-cell table:style-name="Table6.A1" office:value-type="string">
            <text:p text:style-name="P15">OP CODE</text:p>
          </table:table-cell>
          <table:table-cell table:style-name="Table6.A1" office:value-type="string">
            <text:p text:style-name="P15">Format</text:p>
          </table:table-cell>
          <table:table-cell table:style-name="Table6.A1" office:value-type="string">
            <text:p text:style-name="P15">Description</text:p>
          </table:table-cell>
        </table:table-row>
        <table:table-row table:style-name="Table6.1">
          <table:table-cell table:style-name="Table6.A2" office:value-type="string">
            <text:p text:style-name="Preformatted_20_Text">LOAD<text:span text:style-name="T2"/></text:p>
          </table:table-cell>
          <table:table-cell table:style-name="Table6.A2" office:value-type="string">
            <text:p text:style-name="Preformatted_20_Text">LOAD<text:span text:style-name="T2"/></text:p>
          </table:table-cell>
          <table:table-cell table:style-name="Table6.A2" office:value-type="string">
            <text:p text:style-name="Standard">Load value at Data Memory Address Register into Accumulator</text:p>
          </table:table-cell>
        </table:table-row>
        <table:table-row table:style-name="Table6.1">
          <table:table-cell table:style-name="Table6.A2" office:value-type="string">
            <text:p text:style-name="Preformatted_20_Text">STORE<text:span text:style-name="T2"/></text:p>
          </table:table-cell>
          <table:table-cell table:style-name="Table6.A2" office:value-type="string">
            <text:p text:style-name="Preformatted_20_Text">STORE<text:span text:style-name="T2"/></text:p>
          </table:table-cell>
          <table:table-cell table:style-name="Table6.A2" office:value-type="string">
            <text:p text:style-name="Standard">Store Accumulator value into memory at Data Memory Address Register</text:p>
          </table:table-cell>
        </table:table-row>
      </table:table>
      <text:p text:style-name="Standard"><text:tab/></text:p>
      <text:h text:style-name="Heading_20_2" text:outline-level="2"><text:bookmark-start text:name="__RefHeading___Toc5021_2456721304"/><text:bookmark-start text:name="_Toc205747742"/>Special Instructions<text:bookmark-end text:name="__RefHeading___Toc5021_2456721304"/><text:bookmark-end text:name="_Toc205747742"/></text:h>
      <text:p text:style-name="Standard">The following instructions are special instructions which are aliases of existing instructions. They do not have independent encodings, and implementations may not have special hardware to implement them. </text:p>
      <text:p text:style-name="P19"><text:bookmark-start text:name="_Toc205747728"/>Table <text:sequence text:ref-name="refTable6" text:name="Table" text:formula="ooow:Table+1" style:num-format="1">7</text:sequence><text:s/>Special Instructions<text:bookmark-end text:name="_Toc205747728"/></text:p>
      <table:table table:name="Table7" table:style-name="Table7">
        <table:table-column table:style-name="Table7.A" table:number-columns-repeated="2"/>
        <table:table-column table:style-name="Table7.C"/>
        <table:table-row table:style-name="Table7.1">
          <table:table-cell table:style-name="Table7.A1" office:value-type="string">
            <text:p text:style-name="P15">OP CODE</text:p>
          </table:table-cell>
          <table:table-cell table:style-name="Table7.A1" office:value-type="string">
            <text:p text:style-name="P15">Alias</text:p>
          </table:table-cell>
          <table:table-cell table:style-name="Table7.A1" office:value-type="string">
            <text:p text:style-name="P15">Description</text:p>
          </table:table-cell>
        </table:table-row>
        <table:table-row table:style-name="Table7.1">
          <table:table-cell table:style-name="Table7.A2" office:value-type="string">
            <text:p text:style-name="Preformatted_20_Text">NOP<text:span text:style-name="T2"/></text:p>
          </table:table-cell>
          <table:table-cell table:style-name="Table7.A2" office:value-type="string">
            <text:p text:style-name="Preformatted_20_Text">ADDI 0<text:span text:style-name="T2"/></text:p>
          </table:table-cell>
          <table:table-cell table:style-name="Table7.A2" office:value-type="string">
            <text:p text:style-name="Standard">Intention is an instruction that does not change system state, but does move PC forward at the end</text:p>
          </table:table-cell>
        </table:table-row>
        <table:table-row table:style-name="Table7.1">
          <table:table-cell table:style-name="Table7.A2" office:value-type="string">
            <text:p text:style-name="Preformatted_20_Text">HALT<text:span text:style-name="T2"/></text:p>
          </table:table-cell>
          <table:table-cell table:style-name="Table7.A2" office:value-type="string">
            <text:p text:style-name="Preformatted_20_Text">JMPI 0<text:span text:style-name="T2"/></text:p>
          </table:table-cell>
          <table:table-cell table:style-name="Table7.A2" office:value-type="string">
            <text:p text:style-name="Standard">Intention is an instruction that halts system progress, including PC</text:p>
          </table:table-cell>
        </table:table-row>
      </table:table>
      <table:table table:name="Table8" table:style-name="Table8">
        <table:table-column table:style-name="Table8.A"/>
        <table:table-column table:style-name="Table8.B" table:number-columns-repeated="3"/>
        <table:table-column table:style-name="Table8.E"/>
        <table:table-column table:style-name="Table8.B"/>
        <table:table-column table:style-name="Table8.G"/>
        <table:table-column table:style-name="Table8.B" table:number-columns-repeated="2"/>
        <table:table-column table:style-name="Table8.E"/>
        <table:table-column table:style-name="Table8.B"/>
        <table:table-column table:style-name="Table8.G"/>
        <table:table-column table:style-name="Table8.B"/>
        <table:table-column table:style-name="Table8.E"/>
        <table:table-column table:style-name="Table8.B"/>
        <table:table-column table:style-name="Table8.G"/>
        <table:table-column table:style-name="Table8.Q"/>
        <table:table-row table:style-name="Table8.1">
          <table:table-cell table:style-name="Table8.A1" office:value-type="string">
            <text:p text:style-name="P20"> <text:span text:style-name="T4"/></text:p>
          </table:table-cell>
          <table:table-cell table:style-name="Table8.B1" office:value-type="string">
            <text:p text:style-name="P20">15<text:span text:style-name="T5"/></text:p>
          </table:table-cell>
          <table:table-cell table:style-name="Table8.B1" office:value-type="string">
            <text:p text:style-name="P20">14<text:span text:style-name="T5"/></text:p>
          </table:table-cell>
          <table:table-cell table:style-name="Table8.B1" office:value-type="string">
            <text:p text:style-name="P20">13<text:span text:style-name="T5"/></text:p>
          </table:table-cell>
          <table:table-cell table:style-name="Table8.B1" office:value-type="string">
            <text:p text:style-name="P20">12<text:span text:style-name="T5"/></text:p>
          </table:table-cell>
          <table:table-cell table:style-name="Table8.B1" office:value-type="string">
            <text:p text:style-name="P20">11<text:span text:style-name="T5"/></text:p>
          </table:table-cell>
          <table:table-cell table:style-name="Table8.B1" office:value-type="string">
            <text:p text:style-name="P20">10<text:span text:style-name="T5"/></text:p>
          </table:table-cell>
          <table:table-cell table:style-name="Table8.B1" office:value-type="string">
            <text:p text:style-name="P20">9<text:span text:style-name="T5"/></text:p>
          </table:table-cell>
          <table:table-cell table:style-name="Table8.B1" office:value-type="string">
            <text:p text:style-name="P20">8<text:span text:style-name="T5"/></text:p>
          </table:table-cell>
          <table:table-cell table:style-name="Table8.B1" office:value-type="string">
            <text:p text:style-name="P20">7<text:span text:style-name="T5"/></text:p>
          </table:table-cell>
          <table:table-cell table:style-name="Table8.B1" office:value-type="string">
            <text:p text:style-name="P20">6<text:span text:style-name="T5"/></text:p>
          </table:table-cell>
          <table:table-cell table:style-name="Table8.B1" office:value-type="string">
            <text:p text:style-name="P20">5<text:span text:style-name="T5"/></text:p>
          </table:table-cell>
          <table:table-cell table:style-name="Table8.B1" office:value-type="string">
            <text:p text:style-name="P20">4<text:span text:style-name="T5"/></text:p>
          </table:table-cell>
          <table:table-cell table:style-name="Table8.B1" office:value-type="string">
            <text:p text:style-name="P20">3<text:span text:style-name="T5"/></text:p>
          </table:table-cell>
          <table:table-cell table:style-name="Table8.B1" office:value-type="string">
            <text:p text:style-name="P20">2<text:span text:style-name="T5"/></text:p>
          </table:table-cell>
          <table:table-cell table:style-name="Table8.B1" office:value-type="string">
            <text:p text:style-name="P20">1<text:span text:style-name="T5"/></text:p>
          </table:table-cell>
          <table:table-cell table:style-name="Table8.B1" office:value-type="string">
            <text:p text:style-name="P20">0<text:span text:style-name="T5"/></text:p>
          </table:table-cell>
        </table:table-row>
        <table:table-row table:style-name="Table8.1">
          <table:table-cell table:style-name="Table8.A2" office:value-type="string">
            <text:p text:style-name="P20">Conditional Branch Instruction Format<text:span text:style-name="T6"/></text:p>
          </table:table-cell>
          <table:table-cell table:style-name="Table8.B2" table:number-columns-spanned="12" office:value-type="string">
            <text:p text:style-name="P20">address_immediate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branch_condition<text:span text:style-name="T7"/></text:p>
          </table:table-cell>
          <table:covered-table-cell/>
          <table:covered-table-cell/>
          <table:table-cell table:style-name="Table8.Q2" office:value-type="string">
            <text:p text:style-name="P20">1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Jump Immediate Format<text:span text:style-name="T6"/></text:p>
          </table:table-cell>
          <table:table-cell table:style-name="Table8.B2" table:number-columns-spanned="12" office:value-type="string">
            <text:p text:style-name="P20">address_immediate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3" office:value-type="string">
            <text:p text:style-name="P20">0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Data Immediate Format<text:span text:style-name="T6"/></text:p>
          </table:table-cell>
          <table:table-cell table:style-name="Table8.B4" table:number-columns-spanned="8" office:value-type="string">
            <text:p text:style-name="P20">data_immediate<text:span text:style-name="T7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function<text:span text:style-name="T7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3" office:value-type="string">
            <text:p text:style-name="P20">0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Register Format<text:span text:style-name="T6"/></text:p>
          </table:table-cell>
          <table:table-cell table:style-name="Table8.B5" table:number-columns-spanned="4" office:value-type="string">
            <text:p text:style-name="P20">reserved_12_15<text:span text:style-name="T7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7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function<text:span text:style-name="T7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3" office:value-type="string">
            <text:p text:style-name="P20">0<text:span text:style-name="T7"/></text:p>
          </table:table-cell>
        </table:table-row>
        <table:table-row table:style-name="Table8.6">
          <table:table-cell table:style-name="Table8.A6" office:value-type="string">
            <text:p text:style-name="P20">No operand Format<text:span text:style-name="T6"/></text:p>
          </table:table-cell>
          <table:table-cell table:style-name="Table8.B6" table:number-columns-spanned="4" office:value-type="string">
            <text:p text:style-name="P20">reserved_12_15<text:span text:style-name="T7"/></text:p>
          </table:table-cell>
          <table:covered-table-cell/>
          <table:covered-table-cell/>
          <table:covered-table-cell/>
          <table:table-cell table:style-name="Table8.B6" table:number-columns-spanned="4" office:value-type="string">
            <text:p text:style-name="P20">reserved_8_11<text:span text:style-name="T7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function<text:span text:style-name="T7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op<text:span text:style-name="T7"/></text:p>
          </table:table-cell>
          <table:covered-table-cell/>
          <table:covered-table-cell/>
          <table:table-cell table:style-name="Table8.Q6" office:value-type="string">
            <text:p text:style-name="P20">0<text:span text:style-name="T7"/></text:p>
          </table:table-cell>
        </table:table-row>
        <table:table-row table:style-name="Table8.1">
          <table:table-cell table:style-name="Table8.A2" office:value-type="string">
            <text:p text:style-name="P20">ADD<text:span text:style-name="T8"/></text:p>
          </table:table-cell>
          <table:table-cell table:style-name="Table8.B7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7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AD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UB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SUB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AND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AN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OR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XOR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X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INV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INVER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ADD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AD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UB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SUB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AND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AN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OR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XORI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XOR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ARITH_LOGIC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ET<text:span text:style-name="T8"/></text:p>
          </table:table-cell>
          <table:table-cell table:style-name="Table8.B4" table:number-columns-spanned="8" office:value-type="string">
            <text:p text:style-name="P20">data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J4" table:number-columns-spanned="4" office:value-type="string">
            <text:p text:style-name="P20">SE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PUT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PU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GET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F5" table:number-columns-spanned="4" office:value-type="string">
            <text:p text:style-name="P20">register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GET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LOAD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LOAD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STORE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STORE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REG_MEMORY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JMPI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3" table:number-columns-spanned="3" office:value-type="string">
            <text:p text:style-name="P20">JUMP_IMM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JMPR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RELATIVE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JUMP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JMP<text:span text:style-name="T8"/></text:p>
          </table:table-cell>
          <table:table-cell table:style-name="Table8.B5" table:number-columns-spanned="4" office:value-type="string">
            <text:p text:style-name="P20">reserved_12_15<text:span text:style-name="T9"/></text:p>
          </table:table-cell>
          <table:covered-table-cell/>
          <table:covered-table-cell/>
          <table:covered-table-cell/>
          <table:table-cell table:style-name="Table8.B5" table:number-columns-spanned="4" office:value-type="string">
            <text:p text:style-name="P20">reserved_8_11<text:span text:style-name="T9"/></text:p>
          </table:table-cell>
          <table:covered-table-cell/>
          <table:covered-table-cell/>
          <table:covered-table-cell/>
          <table:table-cell table:style-name="Table8.J4" table:number-columns-spanned="4" office:value-type="string">
            <text:p text:style-name="P20">ABSOLUTE<text:span text:style-name="T9"/></text:p>
          </table:table-cell>
          <table:covered-table-cell/>
          <table:covered-table-cell/>
          <table:covered-table-cell/>
          <table:table-cell table:style-name="Table8.N3" table:number-columns-spanned="3" office:value-type="string">
            <text:p text:style-name="P20">JUMP<text:span text:style-name="T9"/></text:p>
          </table:table-cell>
          <table:covered-table-cell/>
          <table:covered-table-cell/>
          <table:table-cell table:style-name="Table8.Q3" office:value-type="string">
            <text:p text:style-name="P20">0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Z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ZERO<text:span text:style-name="T9"/></text:p>
          </table:table-cell>
          <table:covered-table-cell/>
          <table:covered-table-cell/>
          <table:table-cell table:style-name="Table8.Q2" office:value-type="string">
            <text:p text:style-name="P20">1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NZ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NOT_ZERO<text:span text:style-name="T9"/></text:p>
          </table:table-cell>
          <table:covered-table-cell/>
          <table:covered-table-cell/>
          <table:table-cell table:style-name="Table8.Q2" office:value-type="string">
            <text:p text:style-name="P20">2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P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POSITIVE<text:span text:style-name="T9"/></text:p>
          </table:table-cell>
          <table:covered-table-cell/>
          <table:covered-table-cell/>
          <table:table-cell table:style-name="Table8.Q2" office:value-type="string">
            <text:p text:style-name="P20">3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N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NEGATIVE<text:span text:style-name="T9"/></text:p>
          </table:table-cell>
          <table:covered-table-cell/>
          <table:covered-table-cell/>
          <table:table-cell table:style-name="Table8.Q2" office:value-type="string">
            <text:p text:style-name="P20">4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CS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CARRY_SET<text:span text:style-name="T9"/></text:p>
          </table:table-cell>
          <table:covered-table-cell/>
          <table:covered-table-cell/>
          <table:table-cell table:style-name="Table8.Q2" office:value-type="string">
            <text:p text:style-name="P20">5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CC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CARRY_CLEARED<text:span text:style-name="T9"/></text:p>
          </table:table-cell>
          <table:covered-table-cell/>
          <table:covered-table-cell/>
          <table:table-cell table:style-name="Table8.Q2" office:value-type="string">
            <text:p text:style-name="P20">6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OS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OVERFLOW_SET<text:span text:style-name="T9"/></text:p>
          </table:table-cell>
          <table:covered-table-cell/>
          <table:covered-table-cell/>
          <table:table-cell table:style-name="Table8.Q2" office:value-type="string">
            <text:p text:style-name="P20">7<text:span text:style-name="T9"/></text:p>
          </table:table-cell>
        </table:table-row>
        <table:table-row table:style-name="Table8.1">
          <table:table-cell table:style-name="Table8.A2" office:value-type="string">
            <text:p text:style-name="P20">BOC<text:span text:style-name="T8"/></text:p>
          </table:table-cell>
          <table:table-cell table:style-name="Table8.B2" table:number-columns-spanned="12" office:value-type="string">
            <text:p text:style-name="P20">address_immediate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8.N2" table:number-columns-spanned="3" office:value-type="string">
            <text:p text:style-name="P20">OVERFLOW_CLEARED<text:span text:style-name="T9"/></text:p>
          </table:table-cell>
          <table:covered-table-cell/>
          <table:covered-table-cell/>
          <table:table-cell table:style-name="Table8.Q2" office:value-type="string">
            <text:p text:style-name="P20">8<text:span text:style-name="T9"/></text:p>
          </table:table-cell>
        </table:table-row>
      </table:table>
      <text:h text:style-name="P21" text:outline-level="1"><text:bookmark-start text:name="__RefHeading___Toc5023_2456721304"/><text:bookmark-start text:name="_Toc205747743"/>Encodings<text:bookmark-end text:name="__RefHeading___Toc5023_2456721304"/><text:bookmark-end text:name="_Toc205747743"/></text:h>
      <text:p text:style-name="P13"><text:bookmark-start text:name="_Toc205747729"/>Table <text:sequence text:ref-name="refTable7" text:name="Table" text:formula="ooow:Table+1" style:num-format="1">8</text:sequence><text:s/>Opcode Format Encodings<text:bookmark-end text:name="_Toc205747729"/></text:p>
      <table:table table:name="Table9" table:style-name="Table9">
        <table:table-column table:style-name="Table9.A"/>
        <table:table-column table:style-name="Table9.B"/>
        <table:table-row table:style-name="Table9.1">
          <table:table-cell table:style-name="Table9.A1" office:value-type="string">
            <text:p text:style-name="P15">OP Format</text:p>
          </table:table-cell>
          <table:table-cell table:style-name="Table9.A1" office:value-type="string">
            <text:p text:style-name="P15">Encoding (binary)</text:p>
          </table:table-cell>
        </table:table-row>
        <table:table-row table:style-name="Table9.1">
          <table:table-cell table:style-name="Table9.A2" office:value-type="string">
            <text:p text:style-name="Preformatted_20_Text">ARITH_LOGIC_IMM<text:span text:style-name="T2"/></text:p>
          </table:table-cell>
          <table:table-cell table:style-name="Table9.A2" office:value-type="string">
            <text:p text:style-name="Preformatted_20_Text">000</text:p>
          </table:table-cell>
        </table:table-row>
        <table:table-row table:style-name="Table9.1">
          <table:table-cell table:style-name="Table9.A2" office:value-type="string">
            <text:p text:style-name="Preformatted_20_Text">ARITH_LOGIC<text:span text:style-name="T2"/></text:p>
          </table:table-cell>
          <table:table-cell table:style-name="Table9.A2" office:value-type="string">
            <text:p text:style-name="Preformatted_20_Text">001</text:p>
          </table:table-cell>
        </table:table-row>
        <table:table-row table:style-name="Table9.1">
          <table:table-cell table:style-name="Table9.A2" office:value-type="string">
            <text:p text:style-name="Preformatted_20_Text">REG_MEMORY<text:span text:style-name="T2"/></text:p>
          </table:table-cell>
          <table:table-cell table:style-name="Table9.A2" office:value-type="string">
            <text:p text:style-name="Preformatted_20_Text">010</text:p>
          </table:table-cell>
        </table:table-row>
        <table:table-row table:style-name="Table9.1">
          <table:table-cell table:style-name="Table9.A2" office:value-type="string">
            <text:p text:style-name="Preformatted_20_Text">JUMP_IMM<text:span text:style-name="T2"/></text:p>
          </table:table-cell>
          <table:table-cell table:style-name="Table9.A2" office:value-type="string">
            <text:p text:style-name="Preformatted_20_Text">100</text:p>
          </table:table-cell>
        </table:table-row>
        <table:table-row table:style-name="Table9.1">
          <table:table-cell table:style-name="Table9.A2" office:value-type="string">
            <text:p text:style-name="Preformatted_20_Text">JUMP_REG<text:span text:style-name="T2"/></text:p>
          </table:table-cell>
          <table:table-cell table:style-name="Table9.A2" office:value-type="string">
            <text:p text:style-name="Preformatted_20_Text">111</text:p>
          </table:table-cell>
        </table:table-row>
      </table:table>
      <text:p text:style-name="P13"><text:bookmark-start text:name="_Toc205747730"/>Table <text:sequence text:ref-name="refTable8" text:name="Table" text:formula="ooow:Table+1" style:num-format="1">9</text:sequence><text:s/>Arithmetic / Logic Function Encodings<text:bookmark-end text:name="_Toc205747730"/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5">Function</text:p>
          </table:table-cell>
          <table:table-cell table:style-name="Table10.A1" office:value-type="string">
            <text:p text:style-name="P15">Encoding (binary)</text:p>
          </table:table-cell>
        </table:table-row>
        <table:table-row table:style-name="Table10.1">
          <table:table-cell table:style-name="Table10.A2" office:value-type="string">
            <text:p text:style-name="Preformatted_20_Text">ADD<text:span text:style-name="T2"/></text:p>
          </table:table-cell>
          <table:table-cell table:style-name="Table10.A2" office:value-type="string">
            <text:p text:style-name="Preformatted_20_Text">0000</text:p>
          </table:table-cell>
        </table:table-row>
        <table:table-row table:style-name="Table10.1">
          <table:table-cell table:style-name="Table10.A2" office:value-type="string">
            <text:p text:style-name="Preformatted_20_Text">SUB<text:span text:style-name="T2"/></text:p>
          </table:table-cell>
          <table:table-cell table:style-name="Table10.A2" office:value-type="string">
            <text:p text:style-name="Preformatted_20_Text">0001</text:p>
          </table:table-cell>
        </table:table-row>
        <table:table-row table:style-name="Table10.1">
          <table:table-cell table:style-name="Table10.A2" office:value-type="string">
            <text:p text:style-name="Preformatted_20_Text">AND<text:span text:style-name="T2"/></text:p>
          </table:table-cell>
          <table:table-cell table:style-name="Table10.A2" office:value-type="string">
            <text:p text:style-name="Preformatted_20_Text">0010</text:p>
          </table:table-cell>
        </table:table-row>
        <table:table-row table:style-name="Table10.1">
          <table:table-cell table:style-name="Table10.A2" office:value-type="string">
            <text:p text:style-name="Preformatted_20_Text">OR<text:span text:style-name="T2"/></text:p>
          </table:table-cell>
          <table:table-cell table:style-name="Table10.A2" office:value-type="string">
            <text:p text:style-name="Preformatted_20_Text">0100</text:p>
          </table:table-cell>
        </table:table-row>
        <table:table-row table:style-name="Table10.1">
          <table:table-cell table:style-name="Table10.A2" office:value-type="string">
            <text:p text:style-name="Preformatted_20_Text">XOR<text:span text:style-name="T2"/></text:p>
          </table:table-cell>
          <table:table-cell table:style-name="Table10.A2" office:value-type="string">
            <text:p text:style-name="Preformatted_20_Text">0101</text:p>
          </table:table-cell>
        </table:table-row>
        <table:table-row table:style-name="Table10.1">
          <table:table-cell table:style-name="Table10.A2" office:value-type="string">
            <text:p text:style-name="Preformatted_20_Text">INV<text:span text:style-name="T2"/></text:p>
          </table:table-cell>
          <table:table-cell table:style-name="Table10.A2" office:value-type="string">
            <text:p text:style-name="Preformatted_20_Text">0111</text:p>
          </table:table-cell>
        </table:table-row>
      </table:table>
      <text:p text:style-name="P13"><text:bookmark-start text:name="_Toc205747731"/>Table <text:sequence text:ref-name="refTable9" text:name="Table" text:formula="ooow:Table+1" style:num-format="1">10</text:sequence><text:s/>Register / Memory Function Encodings<text:bookmark-end text:name="_Toc205747731"/></text:p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15">Function</text:p>
          </table:table-cell>
          <table:table-cell table:style-name="Table11.A1" office:value-type="string">
            <text:p text:style-name="P15">Encoding (binary)</text:p>
          </table:table-cell>
        </table:table-row>
        <table:table-row table:style-name="Table11.1">
          <table:table-cell table:style-name="Table11.A2" office:value-type="string">
            <text:p text:style-name="Preformatted_20_Text">LOAD<text:span text:style-name="T2"/></text:p>
          </table:table-cell>
          <table:table-cell table:style-name="Table11.A2" office:value-type="string">
            <text:p text:style-name="Preformatted_20_Text">0000</text:p>
          </table:table-cell>
        </table:table-row>
        <table:table-row table:style-name="Table11.1">
          <table:table-cell table:style-name="Table11.A2" office:value-type="string">
            <text:p text:style-name="Preformatted_20_Text">STORE<text:span text:style-name="T2"/></text:p>
          </table:table-cell>
          <table:table-cell table:style-name="Table11.A2" office:value-type="string">
            <text:p text:style-name="Preformatted_20_Text">0001</text:p>
          </table:table-cell>
        </table:table-row>
        <table:table-row table:style-name="Table11.1">
          <table:table-cell table:style-name="Table11.A2" office:value-type="string">
            <text:p text:style-name="Preformatted_20_Text">GET<text:span text:style-name="T2"/></text:p>
          </table:table-cell>
          <table:table-cell table:style-name="Table11.A2" office:value-type="string">
            <text:p text:style-name="Preformatted_20_Text">0010</text:p>
          </table:table-cell>
        </table:table-row>
        <table:table-row table:style-name="Table11.1">
          <table:table-cell table:style-name="Table11.A2" office:value-type="string">
            <text:p text:style-name="Preformatted_20_Text">PUT<text:span text:style-name="T2"/></text:p>
          </table:table-cell>
          <table:table-cell table:style-name="Table11.A2" office:value-type="string">
            <text:p text:style-name="Preformatted_20_Text">0011</text:p>
          </table:table-cell>
        </table:table-row>
        <table:table-row table:style-name="Table11.1">
          <table:table-cell table:style-name="Table11.A2" office:value-type="string">
            <text:p text:style-name="Preformatted_20_Text">SET<text:span text:style-name="T2"/></text:p>
          </table:table-cell>
          <table:table-cell table:style-name="Table11.A2" office:value-type="string">
            <text:p text:style-name="Preformatted_20_Text">0100</text:p>
          </table:table-cell>
        </table:table-row>
      </table:table>
      <text:p text:style-name="P13"><text:bookmark-start text:name="_Toc205747732"/>Table <text:sequence text:ref-name="refTable10" text:name="Table" text:formula="ooow:Table+1" style:num-format="1">11</text:sequence><text:s/>Jump Function Encodings<text:bookmark-end text:name="_Toc205747732"/></text:p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15">Function</text:p>
          </table:table-cell>
          <table:table-cell table:style-name="Table12.A1" office:value-type="string">
            <text:p text:style-name="P15">Encoding (binary)</text:p>
          </table:table-cell>
        </table:table-row>
        <table:table-row table:style-name="Table12.1">
          <table:table-cell table:style-name="Table12.A2" office:value-type="string">
            <text:p text:style-name="Preformatted_20_Text">RELATIVE<text:span text:style-name="T2"/></text:p>
          </table:table-cell>
          <table:table-cell table:style-name="Table12.A2" office:value-type="string">
            <text:p text:style-name="Preformatted_20_Text">0000</text:p>
          </table:table-cell>
        </table:table-row>
        <table:table-row table:style-name="Table12.1">
          <table:table-cell table:style-name="Table12.A2" office:value-type="string">
            <text:p text:style-name="Preformatted_20_Text">ABSOLUTE<text:span text:style-name="T2"/></text:p>
          </table:table-cell>
          <table:table-cell table:style-name="Table12.A2" office:value-type="string">
            <text:p text:style-name="Preformatted_20_Text">0001</text:p>
          </table:table-cell>
        </table:table-row>
      </table:table>
      <text:p text:style-name="P13"><text:bookmark-start text:name="_Toc205747733"/>Table <text:sequence text:ref-name="refTable11" text:name="Table" text:formula="ooow:Table+1" style:num-format="1">12</text:sequence><text:s/>Branch Condition Encodings<text:bookmark-end text:name="_Toc205747733"/></text:p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5">Branch Condition</text:p>
          </table:table-cell>
          <table:table-cell table:style-name="Table13.A1" office:value-type="string">
            <text:p text:style-name="P15">Encoding (binary)</text:p>
          </table:table-cell>
        </table:table-row>
        <table:table-row table:style-name="Table13.1">
          <table:table-cell table:style-name="Table13.A2" office:value-type="string">
            <text:p text:style-name="Preformatted_20_Text">ZERO<text:span text:style-name="T2"/></text:p>
          </table:table-cell>
          <table:table-cell table:style-name="Table13.A2" office:value-type="string">
            <text:p text:style-name="Preformatted_20_Text">000</text:p>
          </table:table-cell>
        </table:table-row>
        <table:table-row table:style-name="Table13.1">
          <table:table-cell table:style-name="Table13.A2" office:value-type="string">
            <text:p text:style-name="Preformatted_20_Text">NOT_ZERO<text:span text:style-name="T2"/></text:p>
          </table:table-cell>
          <table:table-cell table:style-name="Table13.A2" office:value-type="string">
            <text:p text:style-name="Preformatted_20_Text">001</text:p>
          </table:table-cell>
        </table:table-row>
        <text:soft-page-break/>
        <table:table-row table:style-name="Table13.1">
          <table:table-cell table:style-name="Table13.A2" office:value-type="string">
            <text:p text:style-name="Preformatted_20_Text">POSITIVE<text:span text:style-name="T2"/></text:p>
          </table:table-cell>
          <table:table-cell table:style-name="Table13.A2" office:value-type="string">
            <text:p text:style-name="Preformatted_20_Text">010</text:p>
          </table:table-cell>
        </table:table-row>
        <table:table-row table:style-name="Table13.1">
          <table:table-cell table:style-name="Table13.A2" office:value-type="string">
            <text:p text:style-name="Preformatted_20_Text">NEGATIVE<text:span text:style-name="T2"/></text:p>
          </table:table-cell>
          <table:table-cell table:style-name="Table13.A2" office:value-type="string">
            <text:p text:style-name="Preformatted_20_Text">011</text:p>
          </table:table-cell>
        </table:table-row>
        <table:table-row table:style-name="Table13.1">
          <table:table-cell table:style-name="Table13.A2" office:value-type="string">
            <text:p text:style-name="Preformatted_20_Text">CARRY_SET<text:span text:style-name="T2"/></text:p>
          </table:table-cell>
          <table:table-cell table:style-name="Table13.A2" office:value-type="string">
            <text:p text:style-name="Preformatted_20_Text">100</text:p>
          </table:table-cell>
        </table:table-row>
        <table:table-row table:style-name="Table13.1">
          <table:table-cell table:style-name="Table13.A2" office:value-type="string">
            <text:p text:style-name="Preformatted_20_Text">CARRY_CLEARED<text:span text:style-name="T2"/></text:p>
          </table:table-cell>
          <table:table-cell table:style-name="Table13.A2" office:value-type="string">
            <text:p text:style-name="Preformatted_20_Text">101</text:p>
          </table:table-cell>
        </table:table-row>
        <table:table-row table:style-name="Table13.1">
          <table:table-cell table:style-name="Table13.A2" office:value-type="string">
            <text:p text:style-name="Preformatted_20_Text">OVERFLOW_SET<text:span text:style-name="T2"/></text:p>
          </table:table-cell>
          <table:table-cell table:style-name="Table13.A2" office:value-type="string">
            <text:p text:style-name="Preformatted_20_Text">110</text:p>
          </table:table-cell>
        </table:table-row>
        <table:table-row table:style-name="Table13.1">
          <table:table-cell table:style-name="Table13.A2" office:value-type="string">
            <text:p text:style-name="Preformatted_20_Text">OVERFLOW_CLEARED<text:span text:style-name="T2"/></text:p>
          </table:table-cell>
          <table:table-cell table:style-name="Table13.A2" office:value-type="string">
            <text:p text:style-name="Preformatted_20_Text">111</text:p>
          </table:table-cell>
        </table:table-row>
      </table:table>
      <text:p text:style-name="P13"><text:bookmark-start text:name="_Toc205747734"/>Table <text:sequence text:ref-name="refTable12" text:name="Table" text:formula="ooow:Table+1" style:num-format="1">13</text:sequence><text:s/>Register Encodings<text:bookmark-end text:name="_Toc205747734"/></text:p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15">Branch Condition</text:p>
          </table:table-cell>
          <table:table-cell table:style-name="Table14.A1" office:value-type="string">
            <text:p text:style-name="P15">Encoding (binary)</text:p>
          </table:table-cell>
        </table:table-row>
        <table:table-row table:style-name="Table14.1">
          <table:table-cell table:style-name="Table14.A2" office:value-type="string">
            <text:p text:style-name="Preformatted_20_Text">R0..R7<text:span text:style-name="T2"/></text:p>
          </table:table-cell>
          <table:table-cell table:style-name="Table14.A2" office:value-type="string">
            <text:p text:style-name="Preformatted_20_Text">0000..0111</text:p>
          </table:table-cell>
        </table:table-row>
        <table:table-row table:style-name="Table14.1">
          <table:table-cell table:style-name="Table14.A2" office:value-type="string">
            <text:p text:style-name="Preformatted_20_Text">ACC<text:span text:style-name="T2"/></text:p>
          </table:table-cell>
          <table:table-cell table:style-name="Table14.A2" office:value-type="string">
            <text:p text:style-name="Preformatted_20_Text">1000</text:p>
          </table:table-cell>
        </table:table-row>
        <table:table-row table:style-name="Table14.1">
          <table:table-cell table:style-name="Table14.A2" office:value-type="string">
            <text:p text:style-name="Preformatted_20_Text">DBAR<text:span text:style-name="T2"/></text:p>
          </table:table-cell>
          <table:table-cell table:style-name="Table14.A2" office:value-type="string">
            <text:p text:style-name="Preformatted_20_Text">1001</text:p>
          </table:table-cell>
        </table:table-row>
        <table:table-row table:style-name="Table14.1">
          <table:table-cell table:style-name="Table14.A2" office:value-type="string">
            <text:p text:style-name="Preformatted_20_Text">DOFF<text:span text:style-name="T2"/></text:p>
          </table:table-cell>
          <table:table-cell table:style-name="Table14.A2" office:value-type="string">
            <text:p text:style-name="Preformatted_20_Text">1010</text:p>
          </table:table-cell>
        </table:table-row>
        <table:table-row table:style-name="Table14.1">
          <table:table-cell table:style-name="Table14.A2" office:value-type="string">
            <text:p text:style-name="Preformatted_20_Text">IBAR<text:span text:style-name="T2"/></text:p>
          </table:table-cell>
          <table:table-cell table:style-name="Table14.A2" office:value-type="string">
            <text:p text:style-name="Preformatted_20_Text">1101</text:p>
          </table:table-cell>
        </table:table-row>
        <table:table-row table:style-name="Table14.1">
          <table:table-cell table:style-name="Table14.A2" office:value-type="string">
            <text:p text:style-name="Preformatted_20_Text">IOFF<text:span text:style-name="T2"/></text:p>
          </table:table-cell>
          <table:table-cell table:style-name="Table14.A2" office:value-type="string">
            <text:p text:style-name="Preformatted_20_Text">1110</text:p>
          </table:table-cell>
        </table:table-row>
        <table:table-row table:style-name="Table14.1">
          <table:table-cell table:style-name="Table14.A2" office:value-type="string">
            <text:p text:style-name="Preformatted_20_Text">STATUS<text:span text:style-name="T2"/></text:p>
          </table:table-cell>
          <table:table-cell table:style-name="Table14.A2" office:value-type="string">
            <text:p text:style-name="Preformatted_20_Text">1111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Courier New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Noto Color Emoji" svg:font-family="'Noto Color Emoji'" style:font-pitch="fixed"/>
    <style:font-face style:name="Noto Emoji" svg:font-family="'Noto Emoji'" style:font-adornments="Regular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family-complex="'Noto Sans'" style:font-family-generic-complex="system" style:font-pitch-complex="variable" style:font-size-complex="12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2pt" fo:language="en" fo:country="US" style:letter-kerning="true" style:font-name-asian="Aptos1" style:font-size-asian="12pt" style:language-asian="en" style:country-asian="US" style:font-name-complex="Noto Sans Arabic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16%" fo:text-align="start" style:justify-single-word="false" fo:orphans="2" fo:widows="2" style:writing-mode="lr-tb"/>
      <style:text-properties style:font-name="Liberation Sans1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next-style-name="Standard" style:class="extra">
      <style:paragraph-properties fo:margin-top="0in" fo:margin-bottom="0.139in" style:contextual-spacing="false" fo:line-height="100%"/>
      <style:text-properties style:use-window-font-color="true" loext:opacity="0%" fo:font-size="9pt" fo:font-style="italic" style:font-size-asian="9pt" style:font-style-asian="italic" style:font-size-complex="9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auto-update="true" style:default-outline-level="1" style:list-style-name="" style:class="chapter">
      <style:paragraph-properties fo:margin-top="0in" fo:margin-bottom="0.0555in" style:contextual-spacing="false" fo:keep-together="always" fo:keep-with-next="always"/>
      <style:text-properties style:font-name="Liberation Sans1" fo:font-family="'Liberation Sans'" style:font-style-name="Regular" style:font-family-generic="swiss" style:font-pitch="variable" fo:font-size="19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style:font-name="Liberation Sans1" fo:font-family="'Liberation Sans'" style:font-style-name="Regular" style:font-family-generic="swiss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31479e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31479e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Liberation Sans1" fo:font-family="'Liberation Sans'" style:font-style-name="Regular" style:font-family-generic="swiss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31479e" fo:border-bottom="0.51pt solid #31479e"/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text-properties style:font-name="Liberation Sans1" fo:font-family="'Liberation Sans'" style:font-style-name="Regular" style:font-family-generic="swiss" style:font-pitch="variable" fo:font-weight="bold"/>
    </style:style>
    <style:style style:name="Contents_20_Heading" style:display-name="Contents Heading" style:family="paragraph" style:parent-style-name="Heading_20_1" style:next-style-name="Standard" style:default-outline-level="" style:class="index">
      <style:paragraph-properties fo:margin-top="0.1665in" fo:margin-bottom="0in" style:contextual-spacing="false" fo:line-height="108%"/>
      <style:text-properties fo:font-size="16pt" style:letter-kerning="false" style:font-size-asian="16pt" style:font-size-complex="16pt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in" fo:margin-bottom="0.0693in" style:contextual-spacing="false"/>
    </style:style>
    <style:style style:name="Contents_20_2" style:display-name="Contents 2" style:family="paragraph" style:parent-style-name="Standard" style:next-style-name="Standard" style:auto-update="true" style:class="index">
      <style:paragraph-properties fo:margin-left="0.1665in" fo:margin-top="0in" fo:margin-bottom="0.0693in" style:contextual-spacing="false"/>
    </style:style>
    <style:style style:name="Figure_20_Index_20_1" style:display-name="Figure Index 1" style:family="paragraph" style:parent-style-name="Standard" style:next-style-name="Standard" style:class="index">
      <style:paragraph-properties fo:margin-top="0in" fo:margin-bottom="0in" style:contextual-spacing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2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Table_20_index_20_heading" style:display-name="Table index heading" style:family="paragraph" style:parent-style-name="Index_20_Heading" style:auto-update="true" style:class="index">
      <style:paragraph-properties fo:margin-left="0in" fo:text-indent="0in" style:auto-text-indent="false" text:number-lines="false" text:line-number="0"/>
      <style:text-properties fo:font-size="16pt" fo:font-weight="normal"/>
    </style:style>
    <style:style style:name="Table_20_index_20_1" style:display-name="Table index 1" style:family="paragraph" style:parent-style-name="Index" style:class="index">
      <style:paragraph-properties fo:margin-left="0in" fo:text-indent="0in" style:auto-text-indent="false">
        <style:tab-stops>
          <style:tab-stop style:position="6.5in" style:type="right" style:leader-style="dotted" style:leader-text="."/>
        </style:tab-stops>
      </style:paragraph-properties>
    </style:style>
    <style:style style:name="Figure_20_Index_20_Heading" style:display-name="Figure Index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normal" style:font-size-asian="16pt" style:font-weight-asian="bold" style:font-size-complex="16pt" style:font-weight-complex="bold"/>
    </style:style>
    <style:style style:name="TitleEmoji" style:family="paragraph" style:parent-style-name="Title" style:auto-update="true">
      <style:text-properties style:font-name="Noto Emoji" fo:font-family="'Noto Emoji'" style:font-style-name="Regular" style:font-pitch="variable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31479e" loext:opacity="100%" style:font-name="Aptos Display" fo:font-family="'Aptos Display'" style:font-family-generic="roman" style:font-pitch="variable" fo:font-size="20pt" style:font-name-asian="Aptos1" style:font-family-asian="Aptos" style:font-family-generic-asian="system" style:font-pitch-asian="variable" style:font-size-asian="20pt" style:font-name-complex="Noto Sans Arabic" style:font-family-complex="'Noto Sans Arabic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31479e" loext:opacity="100%" style:font-name="Aptos Display" fo:font-family="'Aptos Display'" style:font-family-generic="roman" style:font-pitch="variable" fo:font-size="16pt" style:font-name-asian="Aptos1" style:font-family-asian="Aptos" style:font-family-generic-asian="system" style:font-pitch-asian="variable" style:font-size-asian="16pt" style:font-name-complex="Noto Sans Arabic" style:font-family-complex="'Noto Sans Arabic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31479e" loext:opacity="100%" fo:font-size="14pt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31479e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31479e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Aptos1" style:font-family-asian="Aptos" style:font-family-generic-asian="system" style:font-pitch-asian="variable" style:font-style-asian="italic" style:font-name-complex="Noto Sans Arabic" style:font-family-complex="'Noto Sans Arabic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Aptos1" style:font-family-asian="Aptos" style:font-family-generic-asian="system" style:font-pitch-asian="variable" style:font-name-complex="Noto Sans Arabic" style:font-family-complex="'Noto Sans Arabic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Aptos1" style:font-family-asian="Aptos" style:font-family-generic-asian="system" style:font-pitch-asian="variable" style:font-size-asian="28pt" style:font-name-complex="Noto Sans Arabic" style:font-family-complex="'Noto Sans Arabic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Aptos1" style:font-family-asian="Aptos" style:font-family-generic-asian="system" style:font-pitch-asian="variable" style:font-size-asian="14pt" style:font-name-complex="Noto Sans Arabic" style:font-family-complex="'Noto Sans Arabic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31479e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31479e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56c7aa" loext:opacity="100%" style:text-underline-style="solid" style:text-underline-width="auto" style:text-underline-color="font-color">
        <loext:char-complex-color loext:theme-type="hyperlink" loext:color-type="theme"/>
      </style:text-properties>
    </style:style>
    <style:style style:name="ListLabel_20_1" style:display-name="ListLabel 1" style:family="text">
      <style:text-properties style:font-name="Aptos" fo:font-family="Aptos" style:font-family-generic="roman" style:font-pitch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>
      <style:text-properties style:font-name="Aptos" fo:font-family="Aptos" style:font-family-generic="roman" style:font-pitch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>
      <style:text-properties style:font-name="Aptos" fo:font-family="Aptos" style:font-family-generic="roman" style:font-pitch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>
      <style:text-properties style:font-name="Aptos" fo:font-family="Aptos" style:font-family-generic="roman" style:font-pitch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>
      <style:text-properties style:font-name="Aptos" fo:font-family="Aptos" style:font-family-generic="roman" style:font-pitch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0591in" fo:border="0.06pt solid #000000"/>
    </style:style>
    <style:style style:name="Inline_20_Heading" style:display-name="Inline Heading" style:family="graphic">
      <style:graphic-properties fo:min-width="0.0161in" fo:min-height="0.0161in" text:anchor-type="as-char" svg:y="0in" fo:margin-left="0in" fo:margin-right="0in" style:vertical-pos="middle" style:vertical-rel="text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0129" number:language="en" number:country="US">
      <number:number number:decimal-places="2" number:min-decimal-places="2" number:min-integer-digits="1">
        <number:embedded-text number:position="-2">.</number:embedded-text>
      </number:number>
    </number:number-style>
    <number:number-style style:name="N10130" number:language="en" number:country="US">
      <number:number number:decimal-places="2" number:min-decimal-places="0" number:decimal-replacement="" number:min-integer-digits="0">
        <number:embedded-text number:position="-2">.</number:embedded-text>
      </number:number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Slipstream">
        <loext:color loext:name="dark1" loext:color="#000000"/>
        <loext:color loext:name="light1" loext:color="#ffffff"/>
        <loext:color loext:name="dark2" loext:color="#212745"/>
        <loext:color loext:name="light2" loext:color="#b4dcfa"/>
        <loext:color loext:name="accent1" loext:color="#4e67c8"/>
        <loext:color loext:name="accent2" loext:color="#5eccf3"/>
        <loext:color loext:name="accent3" loext:color="#a7ea52"/>
        <loext:color loext:name="accent4" loext:color="#5dceaf"/>
        <loext:color loext:name="accent5" loext:color="#ff8021"/>
        <loext:color loext:name="accent6" loext:color="#f14124"/>
        <loext:color loext:name="hyperlink" loext:color="#56c7aa"/>
        <loext:color loext:name="followed-hyperlink" loext:color="#59a8d1"/>
      </loext:theme-colors>
    </loext:theme>
  </office:styles>
  <office:automatic-styles>
    <style:style style:name="MT1" style:family="text">
      <style:text-properties fo:font-weight="bold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page-layout style:name="Mpm2">
      <style:page-layout-properties fo:page-width="11in" fo:page-height="8.5in" style:num-format="1" style:print-orientation="landscape" fo:margin-top="0.5in" fo:margin-bottom="0.5in" fo:margin-left="0.5in" fo:margin-right="0.5in" style:writing-mode="lr-tb" style:layout-grid-color="#c0c0c0" style:layout-grid-lines="3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  <number:date-style style:name="N10049" number:language="en" number:country="US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0.1.1" text:name="VersionNum"/>
        </text:user-field-decls>
        <text:p text:style-name="Header"><text:date style:data-style-name="N10049" text:date-value="2026-01-06T01:03:24.456989024">2026-01-06</text:date><text:tab/>Version <text:user-field-get text:name="VersionNum">0.1.1</text:user-field-get><text:tab/>Page <text:span text:style-name="MT1"><text:page-number style:num-format="1" text:select-page="current">6</text:page-number></text:span><text:s/>of <text:span text:style-name="MT1"><text:page-count style:num-format="1">9</text:page-count></text:span></text:p>
      </style:header>
      <style:header-first>
        <text:p text:style-name="Header"/>
      </style:header-first>
    </style:master-page>
    <style:master-page style:name="Converted1" style:page-layout-name="Mpm1" draw:style-name="Mdp1">
      <style:header>
        <text:p text:style-name="Header"><text:date style:data-style-name="N10049" text:date-value="2026-01-06T01:03:24.457237967">2026-01-06</text:date><text:tab/>Version <text:bookmark-ref text:reference-format="text" text:ref-name="VersionNum">Error: Reference source not found</text:bookmark-ref><text:tab/>Page <text:span text:style-name="MT1"><text:page-number style:num-format="1" text:select-page="current">0</text:page-number></text:span><text:s/>of <text:span text:style-name="MT1"><text:page-count style:num-format="1">9</text:page-count></text:span></text:p>
      </style:header>
    </style:master-page>
    <style:master-page style:name="Converted2" style:page-layout-name="Mpm2" draw:style-name="Mdp1">
      <style:header>
        <text:user-field-decls>
          <text:user-field-decl office:value-type="string" office:string-value="0.1.1" text:name="VersionNum"/>
        </text:user-field-decls>
        <text:p text:style-name="Header"><text:date style:data-style-name="N10049" text:date-value="2026-01-06T01:03:24.457437247">2026-01-06</text:date><text:tab/>Version <text:user-field-get text:name="VersionNum">0.1.1</text:user-field-get><text:tab/>Page <text:span text:style-name="MT1"><text:page-number style:num-format="1" text:select-page="current">7</text:page-number></text:span><text:s/>of <text:span text:style-name="MT1"><text:page-count style:num-format="1">9</text:page-count></text:span></text:p>
      </style:header>
    </style:master-page>
    <style:master-page style:name="Converted3" style:page-layout-name="Mpm1" draw:style-name="Mdp1">
      <style:header>
        <text:user-field-decls>
          <text:user-field-decl office:value-type="string" office:string-value="0.1.1" text:name="VersionNum"/>
        </text:user-field-decls>
        <text:p text:style-name="Header"><text:date style:data-style-name="N10049" text:date-value="2026-01-06T01:03:24.457644070">2026-01-06</text:date><text:tab/>Version <text:user-field-get text:name="VersionNum">0.1.1</text:user-field-get><text:tab/>Page <text:span text:style-name="MT1"><text:page-number style:num-format="1" text:select-page="current">9</text:page-number></text:span><text:s/>of <text:span text:style-name="MT1"><text:page-count style:num-format="1">9</text:page-count>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Tom Riley</meta:initial-creator>
    <meta:editing-cycles>126</meta:editing-cycles>
    <meta:print-date>2026-01-05T23:50:15.160805360</meta:print-date>
    <meta:creation-date>2025-05-03T21:12:00</meta:creation-date>
    <dc:date>2026-01-05T23:50:42.816770298</dc:date>
    <meta:editing-duration>P13DT46M25S</meta:editing-duration>
    <meta:generator>LibreOffice/25.8.4.2$Linux_X86_64 LibreOffice_project/580$Build-2</meta:generator>
    <meta:printed-by>PDF files</meta:printed-by>
    <meta:document-statistic meta:table-count="14" meta:image-count="0" meta:object-count="0" meta:page-count="9" meta:paragraph-count="464" meta:word-count="1072" meta:character-count="6865" meta:non-whitespace-character-count="6242"/>
    <meta:user-defined meta:name="AppVersion">16.0000</meta:user-defined>
    <meta:user-defined meta:name="Version Number">0.0.3</meta:user-defined>
    <meta:template xlink:type="simple" xlink:actuate="onRequest" xlink:title="Normal" xlink:href=""/>
  </office:meta>
</office:document-meta>
</file>